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26" style:family="paragraph" style:parent-style-name="Heading_20_2">
      <style:text-properties style:use-window-font-color="true" style:font-name="Times New Roman" fo:font-size="14pt" fo:language="en" fo:country="US" style:font-size-asian="14pt" style:font-name-complex="Times New Roman"/>
    </style:style>
    <style:style style:name="P27"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28"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29" style:family="paragraph" style:parent-style-name="TOC_20_1">
      <style:paragraph-properties>
        <style:tab-stops>
          <style:tab-stop style:position="16.002cm" style:type="right" style:leader-style="dotted" style:leader-text="."/>
        </style:tab-stops>
      </style:paragraph-properties>
    </style:style>
    <style:style style:name="P30" style:family="paragraph" style:parent-style-name="TOC_20_2">
      <style:paragraph-properties>
        <style:tab-stops>
          <style:tab-stop style:position="15.614cm" style:type="right" style:leader-style="dotted" style:leader-text="."/>
        </style:tab-stops>
      </style:paragraph-properties>
    </style:style>
    <style:style style:name="P31"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2">
      <style:paragraph-properties fo:text-align="justify" style:justify-single-word="false"/>
    </style:style>
    <style:style style:name="P35"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1"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2" style:family="paragraph" style:parent-style-name="List_20_Paragraph" style:list-style-name="L12">
      <style:paragraph-properties fo:margin-top="0cm" fo:margin-bottom="0cm" fo:text-align="justify" style:justify-single-word="false"/>
    </style:style>
    <style:style style:name="P123" style:family="paragraph" style:parent-style-name="List_20_Paragraph" style:list-style-name="L17">
      <style:paragraph-properties fo:margin-top="0cm" fo:margin-bottom="0cm" fo:text-align="justify" style:justify-single-word="false"/>
    </style:style>
    <style:style style:name="P124" style:family="paragraph" style:parent-style-name="List_20_Paragraph" style:list-style-name="L19">
      <style:paragraph-properties fo:margin-top="0cm" fo:margin-bottom="0cm" fo:text-align="justify" style:justify-single-word="false"/>
    </style:style>
    <style:style style:name="P125" style:family="paragraph" style:parent-style-name="List_20_Paragraph" style:list-style-name="L20">
      <style:paragraph-properties fo:margin-top="0cm" fo:margin-bottom="0cm" fo:text-align="justify" style:justify-single-word="false"/>
    </style:style>
    <style:style style:name="P126" style:family="paragraph" style:parent-style-name="List_20_Paragraph" style:list-style-name="L25">
      <style:paragraph-properties fo:margin-top="0cm" fo:margin-bottom="0cm" fo:text-align="justify" style:justify-single-word="false"/>
    </style:style>
    <style:style style:name="P127" style:family="paragraph" style:parent-style-name="List_20_Paragraph" style:list-style-name="L31">
      <style:paragraph-properties fo:margin-top="0cm" fo:margin-bottom="0cm" fo:text-align="justify" style:justify-single-word="false"/>
    </style:style>
    <style:style style:name="P128" style:family="paragraph" style:parent-style-name="List_20_Paragraph" style:list-style-name="L32">
      <style:paragraph-properties fo:margin-top="0cm" fo:margin-bottom="0cm" fo:text-align="justify" style:justify-single-word="false"/>
    </style:style>
    <style:style style:name="P129" style:family="paragraph" style:parent-style-name="List_20_Paragraph" style:list-style-name="L55">
      <style:paragraph-properties fo:margin-top="0cm" fo:margin-bottom="0cm" fo:text-align="justify" style:justify-single-word="false"/>
    </style:style>
    <style:style style:name="P130" style:family="paragraph" style:parent-style-name="List_20_Paragraph" style:list-style-name="L59">
      <style:paragraph-properties fo:margin-top="0cm" fo:margin-bottom="0cm" fo:text-align="justify" style:justify-single-word="false"/>
    </style:style>
    <style:style style:name="P131" style:family="paragraph" style:parent-style-name="List_20_Paragraph" style:list-style-name="L45">
      <style:paragraph-properties fo:margin-top="0cm" fo:margin-bottom="0cm" fo:text-align="justify" style:justify-single-word="false"/>
    </style:style>
    <style:style style:name="P132" style:family="paragraph" style:parent-style-name="List_20_Paragraph" style:list-style-name="L67">
      <style:paragraph-properties fo:margin-top="0cm" fo:margin-bottom="0cm" fo:text-align="justify" style:justify-single-word="false"/>
    </style:style>
    <style:style style:name="P133" style:family="paragraph" style:parent-style-name="List_20_Paragraph" style:list-style-name="L69">
      <style:paragraph-properties fo:margin-top="0cm" fo:margin-bottom="0cm" fo:text-align="justify" style:justify-single-word="false"/>
    </style:style>
    <style:style style:name="P134" style:family="paragraph" style:parent-style-name="List_20_Paragraph" style:list-style-name="L70">
      <style:paragraph-properties fo:margin-top="0cm" fo:margin-bottom="0cm" fo:text-align="justify" style:justify-single-word="false"/>
    </style:style>
    <style:style style:name="P135" style:family="paragraph" style:parent-style-name="List_20_Paragraph" style:list-style-name="L76">
      <style:paragraph-properties fo:margin-top="0cm" fo:margin-bottom="0cm" fo:text-align="justify" style:justify-single-word="false"/>
    </style:style>
    <style:style style:name="P136" style:family="paragraph" style:parent-style-name="List_20_Paragraph" style:list-style-name="L77">
      <style:paragraph-properties fo:margin-top="0cm" fo:margin-bottom="0cm" fo:text-align="justify" style:justify-single-word="false"/>
    </style:style>
    <style:style style:name="P137" style:family="paragraph" style:parent-style-name="List_20_Paragraph" style:list-style-name="L80">
      <style:paragraph-properties fo:margin-top="0cm" fo:margin-bottom="0cm" fo:text-align="justify" style:justify-single-word="false"/>
    </style:style>
    <style:style style:name="P138" style:family="paragraph" style:parent-style-name="List_20_Paragraph" style:list-style-name="L83">
      <style:paragraph-properties fo:margin-top="0cm" fo:margin-bottom="0cm" fo:text-align="justify" style:justify-single-word="false"/>
    </style:style>
    <style:style style:name="P139" style:family="paragraph" style:parent-style-name="List_20_Paragraph" style:list-style-name="L85">
      <style:paragraph-properties fo:margin-top="0cm" fo:margin-bottom="0cm" fo:text-align="justify" style:justify-single-word="false"/>
    </style:style>
    <style:style style:name="P140" style:family="paragraph" style:parent-style-name="List_20_Paragraph" style:list-style-name="L91">
      <style:paragraph-properties fo:margin-top="0cm" fo:margin-bottom="0cm" fo:text-align="justify" style:justify-single-word="false"/>
    </style:style>
    <style:style style:name="P141" style:family="paragraph" style:parent-style-name="List_20_Paragraph" style:list-style-name="L91">
      <style:paragraph-properties fo:margin-top="0cm" fo:margin-bottom="0cm"/>
    </style:style>
    <style:style style:name="P142" style:family="paragraph" style:parent-style-name="List_20_Paragraph" style:list-style-name="L91">
      <style:paragraph-properties fo:margin-top="0cm" fo:margin-bottom="0cm" fo:line-height="100%"/>
    </style:style>
    <style:style style:name="P143" style:family="paragraph" style:parent-style-name="Heading_20_1">
      <style:paragraph-properties fo:text-align="center" style:justify-single-word="false"/>
    </style:style>
    <style:style style:name="P144"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weight="bold" style:font-size-asian="12pt" style:font-weight-asian="bold"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8"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9" style:family="text">
      <style:text-properties style:font-name="Times New Roman" fo:font-size="18pt" fo:language="en" fo:country="US" style:font-name-asian="Times New Roman" style:font-size-asian="18pt" style:font-name-complex="Times New Roman" style:font-size-complex="16pt"/>
    </style:style>
    <style:style style:name="T10" style:family="text">
      <style:text-properties style:font-name="CMBX12" fo:font-size="12pt" style:font-size-asian="12pt" style:font-name-complex="CMBX12" style:font-size-complex="12pt"/>
    </style:style>
    <style:style style:name="T11"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talog of Model Smells</text:p>
      <text:p text:style-name="P6">Authors: Erki Eessaar and Ege Käosaar</text:p>
      <text:p text:style-name="P6">Ver 1.0 (February 28, 2018)</text:p>
      <text:p text:style-name="P9"/>
      <text:h text:style-name="P143"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3">idea</text:span></text:span><text:span text:style-name="Default_20_Paragraph_20_Font"><text:span text:style-name="T2">. In mathematical terms,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Wikipedia),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 There are elements of </text:span></text:span><text:span text:style-name="Default_20_Paragraph_20_Font"><text:span text:style-name="T3">CodeSmells</text:span></text:span><text:span text:style-name="Default_20_Paragraph_20_Font"><text:span text:style-name="T2"> that do not have a counterpart in the </text:span></text:span><text:span text:style-name="Default_20_Paragraph_20_Font"><text:span text:style-name="T3">ModelSmells</text:span></text:span><text:span text:style-name="Default_20_Paragraph_20_Font"><text:span text:style-name="T2">. The function </text:span></text:span><text:span text:style-name="Default_20_Paragraph_20_Font"><text:span text:style-name="T4">f_translate</text:span></text:span><text:span text:style-name="Default_20_Paragraph_20_Font"><text:span text:style-name="T2"> may map more than one element of </text:span></text:span><text:span text:style-name="Default_20_Paragraph_20_Font"><text:span text:style-name="T4">CodeSmells</text:span></text:span><text:span text:style-name="Default_20_Paragraph_20_Font"><text:span text:style-name="T2"> to the same element of </text:span></text:span><text:span text:style-name="Default_20_Paragraph_20_Font"><text:span text:style-name="T4">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3320136" text:style-name="L1">
        <text:list-item>
          <text:p text:style-name="P31">General smells of models and diagrams (it is denoted with the letter “G”).</text:p>
        </text:list-item>
        <text:list-item>
          <text:p text:style-name="P31">Smells about the style of models and diagrams (it is denoted with the letter “S”).</text:p>
        </text:list-item>
        <text:list-item>
          <text:p text:style-name="P31">Smells about the naming of models, diagrams, and their elements (it is denoted with the letter “N”).</text:p>
        </text:list-item>
        <text:list-item>
          <text:p text:style-name="P31">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3323840" text:style-name="L2">
        <text:list-item>
          <text:p text:style-name="P34"><text:span text:style-name="Default_20_Paragraph_20_Font"><text:span text:style-name="T5">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5">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34"><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5">code smells</text:span></text:span><text:span text:style-name="Default_20_Paragraph_20_Font"><text:span text:style-name="T2"> based on that the smell has been defined.</text:span></text:span></text:p>
        </text:list-item>
        <text:list-item>
          <text:p text:style-name="P34"><text:span text:style-name="Default_20_Paragraph_20_Font"><text:span text:style-name="T5">General idea</text:span></text:span><text:span text:style-name="Default_20_Paragraph_20_Font"><text:span text:style-name="T2"> (the core) of the smell.</text:span></text:span></text:p>
        </text:list-item>
        <text:list-item>
          <text:p text:style-name="P34"><text:span text:style-name="Default_20_Paragraph_20_Font"><text:span text:style-name="T5">Related model smells</text:span></text:span><text:span text:style-name="Default_20_Paragraph_20_Font"><text:span text:style-name="T2"> (Optional)</text:span></text:span><text:span text:style-name="Default_20_Paragraph_20_Font"><text:span text:style-name="T2">. Together the</text:span></text:span><text:span text:style-name="Default_20_Paragraph_20_Font"><text:span text:style-name="T2">se smells</text:span></text:span><text:span text:style-name="Default_20_Paragraph_20_Font"><text:span text:style-name="T2"> describe a</text:span></text:span><text:span text:style-name="Default_20_Paragraph_20_Font"><text:span text:style-name="T2"> family of problems. If one discov</text:span></text:span><text:span text:style-name="Default_20_Paragraph_20_Font"><text:span text:style-name="T2">ers a smell in a model, then </text:span></text:span><text:span text:style-name="Default_20_Paragraph_20_Font"><text:span text:style-name="T2">it is quite probable that </text:span></text:span><text:span text:style-name="Default_20_Paragraph_20_Font"><text:span text:style-name="T2">its related smells</text:span></text:span><text:span text:style-name="Default_20_Paragraph_20_Font"><text:span text:style-name="T2"> are present as well</text:span></text:span><text:span text:style-name="Default_20_Paragraph_20_Font"><text:span text:style-name="T2">.</text:span></text:span><text:span text:style-name="Default_20_Paragraph_20_Font"><text:span text:style-name="T2"> </text:span></text:span><text:span text:style-name="Default_20_Paragraph_20_Font"><text:span text:style-name="T2">We refer from the more specific model smells to the more general model smells but not vice versa in order to decouple the smells and allow us </text:span></text:span><text:span text:style-name="Default_20_Paragraph_20_Font"><text:span text:style-name="T2">using</text:span></text:span><text:span text:style-name="Default_20_Paragraph_20_Font"><text:span text:style-name="T2"> more general smells without having to consult with the more specific smells.</text:span></text:span><text:span text:style-name="Default_20_Paragraph_20_Font"><text:span text:style-name="T2"> It corresponds t</text:span></text:span><text:span text:style-name="Default_20_Paragraph_20_Font"><text:span text:style-name="T2">o the suggestion of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in the smell “</text:span></text:span><text:span text:style-name="Default_20_Paragraph_20_Font"><text:span text:style-name="T2">Base Classes Depending on Their Derivatives</text:span></text:span><text:span text:style-name="Default_20_Paragraph_20_Font"><text:span text:style-name="T2">” </text:span></text:span><text:span text:style-name="Default_20_Paragraph_20_Font"><text:span text:style-name="T2">that “In general, base classes should know nothing about their</text:span></text:span><text:span text:style-name="Default_20_Paragraph_20_Font"><text:span text:style-name="T2"> </text:span></text:span><text:span text:style-name="Default_20_Paragraph_20_Font"><text:span text:style-name="T2">derivatives.</text:span></text:span><text:span text:style-name="Default_20_Paragraph_20_Font"><text:span text:style-name="T2">”</text:span></text:span><text:span text:style-name="Default_20_Paragraph_20_Font"><text:span text:style-name="T2"> Some model smells are at the same level</text:span></text:span><text:span text:style-name="Default_20_Paragraph_20_Font"><text:span text:style-name="T2"> of abstraction</text:span></text:span><text:span text:style-name="Default_20_Paragraph_20_Font"><text:span text:style-name="T2"> and in this case we co</text:span></text:span><text:span text:style-name="Default_20_Paragraph_20_Font"><text:span text:style-name="T2">nsider these as peers and cross-</text:span></text:span><text:span text:style-name="Default_20_Paragraph_20_Font"><text:span text:style-name="T2">reference these. For instance, there are smells about not following modeling style conventions and model element naming conventions. We consider these smells to be at the same level.</text:span></text:span></text:p>
        </text:list-item>
        <text:list-item>
          <text:p text:style-name="P34"><text:span text:style-name="Default_20_Paragraph_20_Font"><text:span text:style-name="T5">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parts of models but does not count diagrams as model elements i.e. we write about model elements </text:span></text:span><text:span text:style-name="Default_20_Paragraph_20_Font"><text:span text:style-name="T4">and</text:span></text:span><text:span text:style-name="Default_20_Paragraph_20_Font"><text:span text:style-name="T2"> diagrams. </text:span></text:span></text:p>
        </text:list-item>
        <text:list-item>
          <text:p text:style-name="P34"><text:soft-page-break/><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5">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34"><text:span text:style-name="Default_20_Paragraph_20_Font"><text:span text:style-name="T5">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34"><text:span text:style-name="Default_20_Paragraph_20_Font"><text:span text:style-name="T2">References to the </text:span></text:span><text:span text:style-name="Default_20_Paragraph_20_Font"><text:span text:style-name="T5">already documented</text:span></text:span><text:span text:style-name="Default_20_Paragraph_20_Font"><text:span text:style-name="T5">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32">UML model smells in the early software development phases (Arendt and Taenzer, 2010). The smells are about class diagrams, use case diagrams, and state machines. There are 17 smells.</text:p>
            </text:list-item>
            <text:list-item>
              <text:p text:style-name="P32">Antipatterns of use case models (El-Attar and Miller, 2010). There are eight antipatterns.</text:p>
            </text:list-item>
            <text:list-item>
              <text:p text:style-name="P32">Smells of process models (Weber et al., 2011). There are eight smells.</text:p>
            </text:list-item>
            <text:list-item>
              <text:p text:style-name="P32">Information modeling smells that can appear in conceptual data models (McDonald and Matts, 2013). There are seven smells.</text:p>
            </text:list-item>
            <text:list-item>
              <text:p text:style-name="P32">Model smells of MATLAB/Simulink models (Gerlitz et al., 2015). There are 21 smells.</text:p>
            </text:list-item>
            <text:list-item>
              <text:p text:style-name="P32">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2">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3338807" text:style-name="L3">
        <text:list-item>
          <text:p text:style-name="P35"><text:soft-page-break/>Specification of subsystems and their relationships (could be, for instance, textual or a set of UML package diagrams).</text:p>
        </text:list-item>
        <text:list-item>
          <text:p text:style-name="P35">Activity model.</text:p>
        </text:list-item>
        <text:list-item>
          <text:p text:style-name="P35">Use case model.</text:p>
        </text:list-item>
        <text:list-item>
          <text:p text:style-name="P35">Conceptual data model that consists of entity-relationship model and textual specifications of entity types and their attributes. The entity-relationship model can be created based on UML class model.</text:p>
        </text:list-item>
        <text:list-item>
          <text:p text:style-name="P35">Domain model that representation consists of domain class model and textual specifications of domain classes and their attributes. The domain class model can be created based on UML class model.</text:p>
        </text:list-item>
        <text:list-item>
          <text:p text:style-name="P35">State machine model. In UML terms we are interested in protocol state machines that allow us to express lifecycles of main entity types.</text:p>
        </text:list-item>
        <text:list-item>
          <text:p text:style-name="P35">Contracts of database operations.</text:p>
        </text:list-item>
        <text:list-item>
          <text:p text:style-name="P35">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3321853" text:style-name="L4">
        <text:list-item>
          <text:p text:style-name="P36">Model verification – whether a model is well engineered, including follows best practices and avoids the model smells. </text:p>
        </text:list-item>
        <text:list-item>
          <text:p text:style-name="P36">Model-based system testing.</text:p>
          <text:list>
            <text:list-item>
              <text:p text:style-name="P36">Model-based verification of the system – whether the modeled system is well engineered, including follows best practices, avoids design and architecture smells, and conforms to the recorded requirements.</text:p>
            </text:list-item>
            <text:list-item>
              <text:p text:style-name="P36">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9"><text:a xlink:type="simple" xlink:href="#__RefHeading__19510_1693097631">Introduction<text:tab/>1</text:a></text:p>
          <text:p text:style-name="P29"><text:a xlink:type="simple" xlink:href="#__RefHeading__19512_1693097631">General Smells of Models<text:tab/>7</text:a></text:p>
          <text:p text:style-name="P30"><text:a xlink:type="simple" xlink:href="#__RefHeading__19514_1693097631">G0: Not Remembering the History<text:tab/>7</text:a></text:p>
          <text:p text:style-name="P30"><text:a xlink:type="simple" xlink:href="#__RefHeading__19516_1693097631">G1: Metadata about Models in a Wrong Place<text:tab/>8</text:a></text:p>
          <text:p text:style-name="P30"><text:a xlink:type="simple" xlink:href="#__RefHeading__19518_1693097631">G2: Expired Model Element<text:tab/>10</text:a></text:p>
          <text:p text:style-name="P30"><text:a xlink:type="simple" xlink:href="#__RefHeading__19520_1693097631">G3: Do Not State the Obvious<text:tab/>11</text:a></text:p>
          <text:p text:style-name="P30"><text:a xlink:type="simple" xlink:href="#__RefHeading__19522_1693097631">G4: Poorly Written but Necessary Textual Model Element<text:tab/>13</text:a></text:p>
          <text:p text:style-name="P30"><text:a xlink:type="simple" xlink:href="#__RefHeading__19524_1693097631">G5: Model Elements or Diagrams That Are Not Needed by Any Other Model Elements<text:tab/>14</text:a></text:p>
          <text:p text:style-name="P30"><text:a xlink:type="simple" xlink:href="#__RefHeading__19526_1693097631">G6: Redundancy<text:tab/>16</text:a></text:p>
          <text:p text:style-name="P30"><text:a xlink:type="simple" xlink:href="#__RefHeading__19528_1693097631">G7: Mixing Different Abstraction and Decomposition Levels<text:tab/>21</text:a></text:p>
          <text:p text:style-name="P30"><text:a xlink:type="simple" xlink:href="#__RefHeading__19530_1693097631">G8: Inconsistencies of Representation<text:tab/>23</text:a></text:p>
          <text:p text:style-name="P30"><text:a xlink:type="simple" xlink:href="#__RefHeading__19532_1693097631">G9: High Coupling<text:tab/>25</text:a></text:p>
          <text:p text:style-name="P30"><text:a xlink:type="simple" xlink:href="#__RefHeading__19534_1693097631">G10: No Clear Focus<text:tab/>26</text:a></text:p>
          <text:p text:style-name="P30"><text:a xlink:type="simple" xlink:href="#__RefHeading__19536_1693097631">G11: Information in an Unexpected Part of a Model<text:tab/>29</text:a></text:p>
          <text:p text:style-name="P30"><text:a xlink:type="simple" xlink:href="#__RefHeading__19538_1693097631">G12: A Few Details<text:tab/>30</text:a></text:p>
          <text:p text:style-name="P30"><text:a xlink:type="simple" xlink:href="#__RefHeading__19540_1693097631">G13: Not Understanding the Modeled Process<text:tab/>32</text:a></text:p>
          <text:p text:style-name="P30"><text:a xlink:type="simple" xlink:href="#__RefHeading__19542_1693097631">G14: Dependencies in Models Are Not Visible Everywhere<text:tab/>33</text:a></text:p>
          <text:p text:style-name="P30"><text:a xlink:type="simple" xlink:href="#__RefHeading__19544_1693097631">G15: Imprecise Model<text:tab/>34</text:a></text:p>
          <text:p text:style-name="P30"><text:a xlink:type="simple" xlink:href="#__RefHeading__19546_1693097631">G16: Unauthorized Representations<text:tab/>36</text:a></text:p>
          <text:p text:style-name="P30"><text:a xlink:type="simple" xlink:href="#__RefHeading__19548_1693097631">G17: One Process with Multiple Tasks<text:tab/>37</text:a></text:p>
          <text:p text:style-name="P30"><text:a xlink:type="simple" xlink:href="#__RefHeading__19550_1693097631">G18: Unnecessary Decomposition<text:tab/>39</text:a></text:p>
          <text:p text:style-name="P30"><text:a xlink:type="simple" xlink:href="#__RefHeading__19552_1693097631">G19: Illogical Order<text:tab/>41</text:a></text:p>
          <text:p text:style-name="P30"><text:a xlink:type="simple" xlink:href="#__RefHeading__19554_1693097631">G20: Insufficiently Described Behavior at Borderline Cases<text:tab/>43</text:a></text:p>
          <text:p text:style-name="P30"><text:a xlink:type="simple" xlink:href="#__RefHeading__19556_1693097631">G21: Process Does Not Match its Name<text:tab/>44</text:a></text:p>
          <text:p text:style-name="P30"><text:a xlink:type="simple" xlink:href="#__RefHeading__19558_1693097631">G22: Multiple Languages in a Model<text:tab/>45</text:a></text:p>
          <text:p text:style-name="P30"><text:a xlink:type="simple" xlink:href="#__RefHeading__19560_1693097631">G23: Not Using the Feedback of a CASE Tool<text:tab/>47</text:a></text:p>
          <text:p text:style-name="P30"><text:a xlink:type="simple" xlink:href="#__RefHeading__19562_1693097631">G24: Generating a New Artifact from a Model Takes a Lot of Time<text:tab/>48</text:a></text:p>
          <text:p text:style-name="P30"><text:a xlink:type="simple" xlink:href="#__RefHeading__19564_1693097631">G25: Ill-considered Types of Attributes<text:tab/>50</text:a></text:p>
          <text:p text:style-name="P30"><text:a xlink:type="simple" xlink:href="#__RefHeading__19566_1693097631">G26: Parameters with Boolean Type<text:tab/>51</text:a></text:p>
          <text:p text:style-name="P30"><text:a xlink:type="simple" xlink:href="#__RefHeading__19568_1693097631">G27: Avoid Negative Conditionals<text:tab/>52</text:a></text:p>
          <text:p text:style-name="P29"><text:a xlink:type="simple" xlink:href="#__RefHeading__19570_1693097631">Smells About the Style of Models<text:tab/>53</text:a></text:p>
          <text:p text:style-name="P30"><text:a xlink:type="simple" xlink:href="#__RefHeading__19572_1693097631">S1: Too Big Diagrams<text:tab/>53</text:a></text:p>
          <text:p text:style-name="P30"><text:a xlink:type="simple" xlink:href="#__RefHeading__19574_1693097631">S2: Long Lines on a Diagram<text:tab/>55</text:a></text:p>
          <text:p text:style-name="P30"><text:a xlink:type="simple" xlink:href="#__RefHeading__19576_1693097631">S3: Not Following Popular Modeling Style Conventions<text:tab/>56</text:a></text:p>
          <text:p text:style-name="P30"><text:soft-page-break/><text:a xlink:type="simple" xlink:href="#__RefHeading__19578_1693097631">S4: Structure by Naming<text:tab/>57</text:a></text:p>
          <text:p text:style-name="P29"><text:a xlink:type="simple" xlink:href="#__RefHeading__19580_1693097631">Smells about the Naming of Models and Their Elements<text:tab/>59</text:a></text:p>
          <text:p text:style-name="P30"><text:a xlink:type="simple" xlink:href="#__RefHeading__19582_1693097631">N1: The Name Does Not Express Its Nature<text:tab/>59</text:a></text:p>
          <text:p text:style-name="P30"><text:a xlink:type="simple" xlink:href="#__RefHeading__19584_1693097631">N2: Names at the Unsuitable Level of Abstraction<text:tab/>61</text:a></text:p>
          <text:p text:style-name="P30"><text:a xlink:type="simple" xlink:href="#__RefHeading__19586_1693097631">N3: Not Using the Popular Naming Conventions<text:tab/>62</text:a></text:p>
          <text:p text:style-name="P30"><text:a xlink:type="simple" xlink:href="#__RefHeading__19588_1693097631">N4: Encoded Names<text:tab/>63</text:a></text:p>
          <text:p text:style-name="P30"><text:a xlink:type="simple" xlink:href="#__RefHeading__19590_1693097631">N5: Diagrams Have Too Short Names<text:tab/>64</text:a></text:p>
          <text:p text:style-name="P29"><text:a xlink:type="simple" xlink:href="#__RefHeading__19592_1693097631">Smells about Testing Models and Testing Modeled Systems Based on Models<text:tab/>65</text:a></text:p>
          <text:p text:style-name="P30"><text:a xlink:type="simple" xlink:href="#__RefHeading__19594_1693097631">T1: Model-related Testing Takes a Lot of Time<text:tab/>65</text:a></text:p>
          <text:p text:style-name="P30"><text:a xlink:type="simple" xlink:href="#__RefHeading__19596_1693097631">T2: Incomplete Model-related Testing<text:tab/>67</text:a></text:p>
          <text:p text:style-name="P30"><text:a xlink:type="simple" xlink:href="#__RefHeading__19598_1693097631">T3: No Tracking of The Extent of Model-related Testing<text:tab/>68</text:a></text:p>
          <text:p text:style-name="P30"><text:a xlink:type="simple" xlink:href="#__RefHeading__19600_1693097631">T4: Ignoring Trivial Model-related Tests<text:tab/>69</text:a></text:p>
          <text:p text:style-name="P30"><text:a xlink:type="simple" xlink:href="#__RefHeading__19602_1693097631">T5: Ignoring System Parts in Model-based Testing<text:tab/>70</text:a></text:p>
          <text:p text:style-name="P30"><text:a xlink:type="simple" xlink:href="#__RefHeading__19604_1693097631">T6: Ignoring Borderline Cases in Model-based Testing of Processes<text:tab/>71</text:a></text:p>
          <text:p text:style-name="P30"><text:a xlink:type="simple" xlink:href="#__RefHeading__19606_1693097631">T7: Ignoring the Surrounding Areas of Found Mistakes in Model-related Testing<text:tab/>72</text:a></text:p>
          <text:p text:style-name="P30"><text:a xlink:type="simple" xlink:href="#__RefHeading__19608_1693097631">T8: Ignoring Patterns of Mistakes in Model-related Testing<text:tab/>73</text:a></text:p>
          <text:p text:style-name="P30"><text:a xlink:type="simple" xlink:href="#__RefHeading__19610_1693097631">T9: Ignoring Patterns of Testing in Model-related Testing<text:tab/>74</text:a></text:p>
        </text:index-body>
      </text:table-of-content>
      <text:p text:style-name="Normal"/>
      <text:p text:style-name="P3"/>
      <text:h text:style-name="P143" text:outline-level="1"><text:bookmark-start text:name="_Toc503789523"/><text:bookmark text:name="__RefHeading__19512_1693097631"/><text:span text:style-name="Default_20_Paragraph_20_Font"><text:span text:style-name="T1">General Smells of Models</text:span></text:span><text:bookmark-end text:name="_Toc503789523"/><text:bookmark-end text:name="__RefHeading__19512_1693097631"/></text:h>
      <text:p text:style-name="P12"/>
      <text:h text:style-name="P26"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5">Code smells</text:span></text:span><text:span text:style-name="Default_20_Paragraph_20_Font"><text:span text:style-name="T2">: -</text:span></text:span></text:p>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14473" text:style-name="L5">
        <text:list-item>
          <text:p text:style-name="P37">Any model that needs modification.</text:p>
        </text:list-item>
      </text:list>
      <text:p text:style-name="P4"/>
      <text:h text:style-name="P26"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17944" text:continue-numbering="true" text:style-name="L5">
        <text:list-item>
          <text:p text:style-name="P37">C1: Inappropriate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3420985" text:continue-numbering="true" text:style-name="L5">
        <text:list-item>
          <text:p text:style-name="P37">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7">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3319932" text:style-name="L6">
        <text:list-item>
          <text:p text:style-name="P38">G0 – the model might contain comments with change history because there is no system in place to keep old versions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21748" text:style-name="L7">
        <text:list-item>
          <text:p text:style-name="P39">Information about the authors and the time of last modification of entity relationship model as a comment on a diagram that was created by using a CASE tool.</text:p>
        </text:list-item>
        <text:list-item>
          <text:p text:style-name="P39">Information about the mistakes that have to be fixed as a comment on a diagram that was created by using a CASE tool.</text:p>
        </text:list-item>
        <text:list-item>
          <text:p text:style-name="P39">Information about the authors and the time of last modification as a part of the structure of a description of a use case or a contract of a database operation.</text:p>
        </text:list-item>
        <text:list-item>
          <text:p text:style-name="P39"><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341001" text:style-name="L8">
        <text:list-item>
          <text:p text:style-name="P40">8.6 Components Manage Change</text:p>
        </text:list-item>
        <text:list-item>
          <text:p text:style-name="P40">8.7 Configure and Release Packages</text:p>
        </text:list-item>
      </text:list>
      <text:p text:style-name="P11"/>
      <text:p text:style-name="P2"/>
      <text:h text:style-name="P26"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5371" text:style-name="L9">
        <text:list-item>
          <text:p text:style-name="P41">C2: Obsolete Comment</text:p>
        </text:list-item>
        <text:list-item>
          <text:p text:style-name="P41">C5: Commented-Out Code</text:p>
        </text:list-item>
        <text:list-item>
          <text:p text:style-name="P41">G9: Dead Code</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8">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21272" text:style-name="L10">
        <text:list-item>
          <text:p text:style-name="P42">An obsolete comment.</text:p>
        </text:list-item>
        <text:list-item>
          <text:p text:style-name="P42">A subsystem that does not exist anymore according to the business architecture.</text:p>
        </text:list-item>
        <text:list-item>
          <text:p text:style-name="P42">A sequence of actions in an activity model or system sequence model that is not executed any more due to the changes in the process.</text:p>
        </text:list-item>
        <text:list-item>
          <text:p text:style-name="P42">A commented out section of a textual model like use case model or contracts of database operations.</text:p>
        </text:list-item>
        <text:list-item>
          <text:p text:style-name="P42">An attribute of an entity type in a conceptual data model or a domain class in a domain model that corresponding data is not needed by the system any more.</text:p>
        </text:list-item>
        <text:list-item>
          <text:p text:style-name="P42">A constraint to the values of an attribute that does not hold any more.</text:p>
        </text:list-item>
        <text:list-item>
          <text:p text:style-name="P42">A state or state transition that does not describe the current view of the lifecycle of an entity type.</text:p>
        </text:list-item>
      </text:list>
      <text:p text:style-name="P11"/>
      <text:p text:style-name="P4"/>
      <text:h text:style-name="P26"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5">Code smells</text:span></text:span><text:span text:style-name="Default_20_Paragraph_20_Font"><text:span text:style-name="T2">:</text:span></text:span><text:span text:style-name="Default_20_Paragraph_20_Font"><text:span text:style-name="T2"> </text:span></text:span></text:p>
      <text:list xml:id="list33325672" text:style-name="L11">
        <text:list-item>
          <text:p text:style-name="P43">C3: Redundant Comment </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43617" text:style-name="L12">
        <text:list-item>
          <text:p text:style-name="P44">A comment on a diagram that states that it is a diagram and perhaps also names the diagram type and used modeling language.</text:p>
        </text:list-item>
        <text:list-item>
          <text:p text:style-name="P44">The name “uses” on a dependency between a model element (for instance, a package) that depicts an area of competence and a model element (for instance, a package) that depicts a functional subsystem.</text:p>
        </text:list-item>
        <text:list-item>
          <text:p text:style-name="P44">The name “is followed by” or “control flow” of a control flow element in an activity model.</text:p>
        </text:list-item>
        <text:list-item>
          <text:p text:style-name="P44">A comment on an activity diagram that the participating actors must have privileges to perform the actions.</text:p>
        </text:list-item>
        <text:list-item>
          <text:p text:style-name="P44">A triggering event of a use case that just states that the main actor of the use case “wants to start” the use case.</text:p>
        </text:list-item>
        <text:list-item>
          <text:p text:style-name="P44">A comment about an aggregation on an entity-relationship diagram or a domain class diagram that it represents an aggregation.</text:p>
        </text:list-item>
        <text:list-item>
          <text:p text:style-name="P44">The role name that repeats entity type name in the association of a conceptual data model.</text:p>
        </text:list-item>
        <text:list-item>
          <text:p text:style-name="P44">The name “is connected” of an association or “aggregation” of an aggregation in a UML class model.</text:p>
        </text:list-item>
        <text:list-item>
          <text:p text:style-name="P44">A definition of an entity type that repeats the name of the entity type or uses its synonym.</text:p>
        </text:list-item>
        <text:list-item>
          <text:p text:style-name="P44">A precondition in the contract of a database operation that there should be data structures in the database that support registration of the data to which the contract refers to.</text:p>
        </text:list-item>
        <text:list-item>
          <text:p text:style-name="P44">A postcondition in the contract of a database operation that states that data must satisfy all the declared constraints.</text:p>
        </text:list-item>
        <text:list-item>
          <text:p text:style-name="P44">A guard condition on a state transition of a state machine model out of the state S that declares that an entity must be in the state S.</text:p>
        </text:list-item>
        <text:list-item>
          <text:p text:style-name="P122"><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28"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3580" text:style-name="L13">
        <text:list-item>
          <text:p text:style-name="P45">C4: Poorly Written Comment</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3439921" text:continue-numbering="true" text:style-name="L13">
        <text:list-item>
          <text:p text:style-name="P45">G3 – it might be that you state the obviou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24676" text:style-name="L14">
        <text:list-item>
          <text:p text:style-name="P46">A comment that consists of acronyms.</text:p>
        </text:list-item>
        <text:list-item>
          <text:p text:style-name="P46">Bad grammar in an extended format use case.</text:p>
        </text:list-item>
        <text:list-item>
          <text:p text:style-name="P46">An extended format use case that is formatted as one long paragraph instead of using newlines and other means to stress the structured nature of this specification.</text:p>
        </text:list-item>
        <text:list-item>
          <text:p text:style-name="P46">Too long definition of an entity type or domain class that in addition to relevant aspects describes aspects of it that are irrelevant for understanding the essence of the entity type in a particular system.</text:p>
        </text:list-item>
        <text:list-item>
          <text:p text:style-name="P46">Incorrect punctuation in a pre- or postcondition of a contract of database operation.</text:p>
        </text:list-item>
        <text:list-item>
          <text:p text:style-name="P46">A pre- or postcondition of a contract of a database operation uses synonyms of the names of the entity types. It makes it difficult to mentally link the contracts with conceptual data model.</text:p>
        </text:list-item>
      </text:list>
      <text:p text:style-name="P8"/>
      <text:p text:style-name="P4"/>
      <text:h text:style-name="P26"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8340" text:style-name="L15">
        <text:list-item>
          <text:p text:style-name="P47">F4: Dead Function</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3421123" text:continue-numbering="true" text:style-name="L15">
        <text:list-item>
          <text:p text:style-name="P47">G2 – it might be that some element is not needed because view to the system has changed and the element has expired.</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3502" text:style-name="L10">
        <text:list-item>
          <text:p text:style-name="P42">An empty diagram (activity, use-case, system sequence, entity-relationship, design class, state transition). The diagram does not express any model element, including a comment.</text:p>
        </text:list-item>
        <text:list-item>
          <text:p text:style-name="P42">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2">A functional subsystem that is not used by any area of competence.</text:p>
        </text:list-item>
        <text:list-item>
          <text:p text:style-name="P42">An action in an activity that does not have the incoming control flow.</text:p>
        </text:list-item>
        <text:list-item>
          <text:p text:style-name="P42">A use case that is not connected with any actor and that is not a subfunction-level use case to any other use case.</text:p>
        </text:list-item>
        <text:list-item>
          <text:p text:style-name="P42">An entity or an attribute in conceptual data model that corresponding data is not needed by any use case and is consequently not read and modified by any database operation.</text:p>
        </text:list-item>
        <text:list-item>
          <text:p text:style-name="P42">A domain model of a functional subsystem that is not a part of the system business architecture any more.</text:p>
        </text:list-item>
        <text:list-item>
          <text:p text:style-name="P42">A contract of a database operation that is not referenced from any use case.</text:p>
        </text:list-item>
        <text:list-item>
          <text:p text:style-name="P42">A state machine model that describes the lifecycle of an entity type that is not specified by the conceptual data model any more.</text:p>
        </text:list-item>
        <text:list-item>
          <text:p text:style-name="P42">A system sequence model that describes a scenario of a use case that is not a part of the model any more</text:p>
        </text:list-item>
      </text:list>
      <text:p text:style-name="P11"/>
      <text:p text:style-name="P12"><text:soft-page-break/>Already documented model smells</text:p>
      <text:p text:style-name="P8"/>
      <text:p text:style-name="P11">UML models (Arendt and Taenzer, 2010)</text:p>
      <text:list xml:id="list33317179" text:style-name="L16">
        <text:list-item>
          <text:p text:style-name="P48">Unused Element</text:p>
        </text:list-item>
        <text:list-item>
          <text:p text:style-name="P48">Unused Use Case</text:p>
        </text:list-item>
        <text:list-item>
          <text:p text:style-name="P48">No Incoming</text:p>
        </text:list-item>
      </text:list>
      <text:p text:style-name="P11"/>
      <text:p text:style-name="P11">Process models (Weber et al., 2011)</text:p>
      <text:list xml:id="list33314251" text:style-name="L17">
        <text:list-item>
          <text:p text:style-name="P49">PMS6: Unused Branches</text:p>
        </text:list-item>
      </text:list>
      <text:p text:style-name="P11"/>
      <text:p text:style-name="P11">Information models (McDonald and Matts, 2013)</text:p>
      <text:list xml:id="list33439406" text:continue-numbering="true" text:style-name="L17">
        <text:list-item>
          <text:p text:style-name="P49">#4 – no relationship</text:p>
        </text:list-item>
      </text:list>
      <text:p text:style-name="P22"/>
      <text:p text:style-name="P11">MATLAB/Simulink models (Gerlitz et al., 2015)</text:p>
      <text:list xml:id="list33418683" text:continue-numbering="true" text:style-name="L17">
        <text:list-item>
          <text:p text:style-name="P49">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5"> </text:span></text:span></text:p>
      <text:list xml:id="list33438887" text:continue-numbering="true" text:style-name="L17">
        <text:list-item>
          <text:p text:style-name="P49">Lazy Class</text:p>
        </text:list-item>
        <text:list-item>
          <text:p text:style-name="P49">No Incoming Transitions</text:p>
        </text:list-item>
        <text:list-item>
          <text:p text:style-name="P123"><text:span text:style-name="Default_20_Paragraph_20_Font"><text:span text:style-name="T2">Lava F</text:span></text:span><text:span text:style-name="Default_20_Paragraph_20_Font"><text:span text:style-name="T2">low</text:span></text:span></text:p>
        </text:list-item>
      </text:list>
      <text:p text:style-name="P19"/>
      <text:h text:style-name="P26"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0066" text:style-name="L18">
        <text:list-item>
          <text:p text:style-name="P50">G5: Duplication</text:p>
        </text:list-item>
        <text:list-item>
          <text:p text:style-name="P50">G25: Replace Magic Numbers with Named Constants</text:p>
        </text:list-item>
        <text:list-item>
          <text:p text:style-name="P50">G28: Encapsulate Conditionals</text:p>
        </text:list-item>
        <text:list-item>
          <text:p text:style-name="P50">G35: Keep Configurable Data at High Level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30244" text:style-name="L19">
        <text:list-item>
          <text:p text:style-name="P124"><text:span text:style-name="Default_20_Paragraph_20_Font"><text:span text:style-name="T2">G1 – it could be that information is in a wrong place, modelers do not notice it, and they duplicate the information in other places.</text:span></text:span></text:p>
        </text:list-item>
        <text:list-item>
          <text:p text:style-name="P124"><text:span text:style-name="Default_20_Paragraph_20_Font"><text:span text:style-name="T2">G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24"><text:span text:style-name="Default_20_Paragraph_20_Font"><text:span text:style-name="T2">G5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3324747" text:style-name="L20">
        <text:list-item>
          <text:p text:style-name="P51">Exact clones</text:p>
          <text:list>
            <text:list-item>
              <text:p text:style-name="P125"><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25"><text:span text:style-name="Default_20_Paragraph_20_Font"><text:span text:style-name="T5">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25"><text:span text:style-name="Default_20_Paragraph_20_Font"><text:span text:style-name="T5">Examples</text:span></text:span><text:span text:style-name="Default_20_Paragraph_20_Font"><text:span text:style-name="T2">:</text:span></text:span><text:span text:style-name="Default_20_Paragraph_20_Font"><text:span text:style-name="T2"> </text:span></text:span></text:p>
              <text:list>
                <text:list-item>
                  <text:p text:style-name="P51">Two or more exactly the same packages (together with their content) that describe the same subsystem.</text:p>
                </text:list-item>
                <text:list-item>
                  <text:p text:style-name="P51">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1">Two or more exactly the same state machines.</text:p>
                </text:list-item>
                <text:list-item>
                  <text:p text:style-name="P51">Two or more exactly the same classes that represent an entity type in different packages that represent different registers. For instance, entity type Classifier is duplicated in the packages of multiple registers.</text:p>
                </text:list-item>
                <text:list-item>
                  <text:p text:style-name="P51"><text:soft-page-break/>Exactly the same attributes of a supertype and its subtype in a conceptual data model (Arendt and Taentzer, 2010).</text:p>
                </text:list-item>
                <text:list-item>
                  <text:p text:style-name="P51">Two or more exactly the same entity relationship diagrams.</text:p>
                </text:list-item>
                <text:list-item>
                  <text:p text:style-name="P51">Two or more exactly the same parameters of a database operation (Arendt and Taentzer, 2010).</text:p>
                </text:list-item>
              </text:list>
            </text:list-item>
          </text:list>
        </text:list-item>
        <text:list-item>
          <text:p text:style-name="P51">Renamed clones</text:p>
          <text:list>
            <text:list-item>
              <text:p text:style-name="P125"><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25"><text:span text:style-name="Default_20_Paragraph_20_Font"><text:span text:style-name="T5">Refactoring</text:span></text:span><text:span text:style-name="Default_20_Paragraph_20_Font"><text:span text:style-name="T2">: The same as in case of exact model clone</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wo or more packages that represent subsystems. The packages differ only by their name but not by their content.</text:p>
                </text:list-item>
                <text:list-item>
                  <text:p text:style-name="P51">Two or more use cases descriptions that differ only by the name of use case.</text:p>
                </text:list-item>
                <text:list-item>
                  <text:p text:style-name="P51">Two or more contracts of database operations that differ only by the name of the operation.</text:p>
                </text:list-item>
                <text:list-item>
                  <text:p text:style-name="P51">Two or more entity relationship diagrams that differ only by the name of the diagram.</text:p>
                </text:list-item>
              </text:list>
            </text:list-item>
          </text:list>
        </text:list-item>
        <text:list-item>
          <text:p text:style-name="P51">Clones with different appearance</text:p>
          <text:list>
            <text:list-item>
              <text:p text:style-name="P125"><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25"><text:span text:style-name="Default_20_Paragraph_20_Font"><text:span text:style-name="T5">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wo or more use case descriptions with different order of subsections.</text:p>
                </text:list-item>
                <text:list-item>
                  <text:p text:style-name="P51">Two or more sets of extended format use cases that differ only by the order of the use cases.</text:p>
                </text:list-item>
                <text:list-item>
                  <text:p text:style-name="P51">Two or more contracts of database operations that differ only by the order of pre- or postconditions.</text:p>
                </text:list-item>
                <text:list-item>
                  <text:p text:style-name="P51">Two or more entity relationship diagrams where the position of elements on the diagram are different but elements themselves are exactly the same.</text:p>
                </text:list-item>
              </text:list>
            </text:list-item>
          </text:list>
        </text:list-item>
        <text:list-item>
          <text:p text:style-name="P51">Language clones</text:p>
          <text:list>
            <text:list-item>
              <text:p text:style-name="P125"><text:span text:style-name="Default_20_Paragraph_20_Font"><text:span text:style-name="T5">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25"><text:span text:style-name="Default_20_Paragraph_20_Font"><text:span text:style-name="T5">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25"><text:soft-page-break/><text:span text:style-name="Default_20_Paragraph_20_Font"><text:span text:style-name="T5">Examples</text:span></text:span><text:span text:style-name="Default_20_Paragraph_20_Font"><text:span text:style-name="T2">:</text:span></text:span></text:p>
              <text:list>
                <text:list-item>
                  <text:p text:style-name="P51">Two or more descriptions of the same use case written in different languages.</text:p>
                </text:list-item>
                <text:list-item>
                  <text:p text:style-name="P51">Two or more contracts of the same database operation written in different languages.</text:p>
                </text:list-item>
              </text:list>
            </text:list-item>
          </text:list>
        </text:list-item>
        <text:list-item>
          <text:p text:style-name="P51">Clones that use different model types.</text:p>
          <text:list>
            <text:list-item>
              <text:p text:style-name="P125"><text:span text:style-name="Default_20_Paragraph_20_Font"><text:span text:style-name="T5">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25"><text:span text:style-name="Default_20_Paragraph_20_Font"><text:span text:style-name="T5">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25"><text:span text:style-name="Default_20_Paragraph_20_Font"><text:span text:style-name="T5">Examples</text:span></text:span><text:span text:style-name="Default_20_Paragraph_20_Font"><text:span text:style-name="T2">:</text:span></text:span></text:p>
              <text:list>
                <text:list-item>
                  <text:p text:style-name="P51">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3437665" text:continue-numbering="true" text:style-name="L20">
        <text:list-item>
          <text:p text:style-name="P51">A domain model or conceptual data model that is based on the UML class model contains multiple classes that share some attributes or relationships.</text:p>
        </text:list-item>
      </text:list>
      <text:p text:style-name="P23"><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3446327" text:continue-numbering="true" text:style-name="L20">
        <text:list-item>
          <text:p text:style-name="P51">A process model (for instance, activity model, scenarios in the extended format use cases) contains multiple decision points with the same Boolean expression. </text:p>
        </text:list-item>
      </text:list>
      <text:p text:style-name="P23"><text:span text:style-name="Default_20_Paragraph_20_Font"><text:span text:style-name="T5">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3429364" text:continue-numbering="true" text:style-name="L20">
        <text:list-item>
          <text:p text:style-name="P51">Multiple process models (for instance, activity model, scenarios in the extended format use cases) describe a similar algorithm.</text:p>
        </text:list-item>
      </text:list>
      <text:p text:style-name="P23"><text:span text:style-name="Default_20_Paragraph_20_Font"><text:span text:style-name="T5">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3430390" text:continue-numbering="true" text:style-name="L20">
        <text:list-item>
          <text:p text:style-name="P51">Multiple process models (for instance, activity model, scenarios in the extended format use cases) describe the same data modification or query operation.</text:p>
        </text:list-item>
      </text:list>
      <text:p text:style-name="P23"><text:span text:style-name="Default_20_Paragraph_20_Font"><text:span text:style-name="T5">Refactoring</text:span></text:span><text:span text:style-name="Default_20_Paragraph_20_Font"><text:span text:style-name="T2">: Specify data reading and data modification operations by using contracts and refer to these contracts from different process models.</text:span></text:span></text:p>
      <text:list xml:id="list33432308" text:continue-numbering="true" text:style-name="L20">
        <text:list-item>
          <text:p text:style-name="P51">A state machine contains two or more states that can be generalized to a superstate.</text:p>
        </text:list-item>
      </text:list>
      <text:p text:style-name="P23"><text:span text:style-name="Default_20_Paragraph_20_Font"><text:span text:style-name="T5">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5737" text:continue-numbering="true" text:style-name="L20">
        <text:list-item>
          <text:p text:style-name="P51">There is a Boolean expression that is used in case of multiple decision points of activity model.</text:p>
        </text:list-item>
        <text:list-item>
          <text:p text:style-name="P51">Multiple activity models describe a similar algorithm.</text:p>
        </text:list-item>
        <text:list-item>
          <text:p text:style-name="P51">The same entity type has been defined in different packages.</text:p>
        </text:list-item>
        <text:list-item>
          <text:p text:style-name="P51">The same attribute has been defined in the context of different domain clas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3319255" text:style-name="L21">
        <text:list-item>
          <text:p text:style-name="P52">Attribute Name Overridden</text:p>
        </text:list-item>
        <text:list-item>
          <text:p text:style-name="P52">Data Clumps</text:p>
        </text:list-item>
        <text:list-item>
          <text:p text:style-name="P52">Multiple Definitions of Classes with Equal Names</text:p>
        </text:list-item>
      </text:list>
      <text:p text:style-name="P11"/>
      <text:p text:style-name="P11">Process models (Weber et al., 2011)</text:p>
      <text:list xml:id="list33332108" text:style-name="L22">
        <text:list-item>
          <text:p text:style-name="P53">PMS3: Redundant Process Fragments</text:p>
        </text:list-item>
      </text:list>
      <text:p text:style-name="P11"/>
      <text:p text:style-name="P11">MATLAB/Simulink models (Gerlitz et al., 2015)</text:p>
      <text:list xml:id="list33440055" text:continue-numbering="true" text:style-name="L22">
        <text:list-item>
          <text:p text:style-name="P53">Duplicate Model Part</text:p>
        </text:list-item>
        <text:list-item>
          <text:p text:style-name="P53">Redundant Signal Paths</text:p>
        </text:list-item>
        <text:list-item>
          <text:p text:style-name="P53">Duplicate Signal in Bus</text:p>
        </text:list-item>
      </text:list>
      <text:p text:style-name="P11"/>
      <text:p text:style-name="P11">Object-oriented models (Misbhauddin and Alshayeb, 2015)</text:p>
      <text:list xml:id="list33437038" text:continue-numbering="true" text:style-name="L22">
        <text:list-item>
          <text:p text:style-name="P53">Duplication</text:p>
        </text:list-item>
        <text:list-item>
          <text:p text:style-name="P53">Data Clumps</text:p>
        </text:list-item>
        <text:list-item>
          <text:p text:style-name="P53">Extraneous Adjacent Connector</text:p>
        </text:list-item>
      </text:list>
      <text:p text:style-name="P4"/>
      <text:h text:style-name="P26"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2959" text:style-name="L23">
        <text:list-item>
          <text:p text:style-name="P54">G6: Code at Wrong Level of Abstraction</text:p>
        </text:list-item>
        <text:list-item>
          <text:p text:style-name="P54">G7: Base Classes Depending on Their Derivatives</text:p>
        </text:list-item>
        <text:list-item>
          <text:p text:style-name="P54">G34: Functions Should Descend Only On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3339588" text:style-name="L24">
        <text:list-item>
          <text:p text:style-name="P55">An explanation of the system from an audience perspective (a row of the Zachman Framework) mixes models that correspond to the different perspectives. </text:p>
        </text:list-item>
        <text:list-item>
          <text:p text:style-name="P55">A model of an aspect of the system (a column of the Zachman Framework) mixes elements from the models of the aspect that are created for different perspectives.</text:p>
        </text:list-item>
        <text:list-item>
          <text:p text:style-name="P55">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19532" text:style-name="L25">
        <text:list-item>
          <text:p text:style-name="P126"><text:span text:style-name="Default_20_Paragraph_20_Font"><text:span text:style-name="T2">G</text:span></text:span><text:span text:style-name="Default_20_Paragraph_20_Font"><text:span text:style-name="T2">1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14468" text:style-name="L26">
        <text:list-item>
          <text:p text:style-name="P56">A package diagram that depicts subsystems and their relationships contains details (in addition to names) of use cases that elaborate functional subsystems or entity types that elaborate registers.</text:p>
        </text:list-item>
        <text:list-item>
          <text:p text:style-name="P56">A system analysis use case model mixes summary-level, user goal-level, and subfunction-level use cases. Cockburn (2001) suggests these types of use cases.</text:p>
        </text:list-item>
        <text:list-item>
          <text:p text:style-name="P56">A comment of a conceptual data model describes indexes that designers should create to speed up certain queries.</text:p>
        </text:list-item>
        <text:list-item>
          <text:p text:style-name="P56"><text:soft-page-break/>A conceptual data model describes some entity types and some database tables.</text:p>
        </text:list-item>
        <text:list-item>
          <text:p text:style-name="P56">An entity-relationship diagram (a part of conceptual data model) presents both registers (data-centric subsystems of a system) and entity types or entity types and tables that implement the entity types.</text:p>
        </text:list-item>
        <text:list-item>
          <text:p text:style-name="P56">A conceptual data model describes surrogate keys and foreign keys in case of entity types. These are design concepts that are related with the design of a SQL database.</text:p>
        </text:list-item>
        <text:list-item>
          <text:p text:style-name="P56">A class in a domain model contains an operation, i.e. the class represents a software class not a domain concept.</text:p>
        </text:list-item>
        <text:list-item>
          <text:p text:style-name="P56">An analysis-level contract of a database operation refers to database tables instead of entity types.</text:p>
        </text:list-item>
        <text:list-item>
          <text:p text:style-name="P56">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6">A contract of a database operation describes things that happen outside the database (for instance, in the user interface or in the physical world).</text:p>
        </text:list-item>
        <text:list-item>
          <text:p text:style-name="P56">The effect in a state transition of an analysis state machine model describes software implementation on a particular platform.</text:p>
        </text:list-item>
        <text:list-item>
          <text:p text:style-name="P56">A system sequence model shows internal dealings of the system, i.e. does not treat the system as a black box.</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3312995" text:style-name="L27">
        <text:list-item>
          <text:p text:style-name="P57">a7. Multiple Actors Associated With One UC (rationale 3)</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3332771" text:style-name="L28">
        <text:list-item>
          <text:p text:style-name="P58">5.2 Implementation or Representation</text:p>
        </text:list-item>
        <text:list-item>
          <text:p text:style-name="P58">6.1 Domain Model is Essential</text:p>
        </text:list-item>
        <text:list-item>
          <text:p text:style-name="P58">6.2 Actors Play Essential Roles</text:p>
        </text:list-item>
        <text:list-item>
          <text:p text:style-name="P58">6.3 Factor the Actor</text:p>
        </text:list-item>
        <text:list-item>
          <text:p text:style-name="P58">6.4 Essential Actions</text:p>
        </text:list-item>
        <text:list-item>
          <text:p text:style-name="P58">6.5 Essential Vocabulary</text:p>
        </text:list-item>
        <text:list-item>
          <text:p text:style-name="P58">6.6 Objectify Internal Roles</text:p>
        </text:list-item>
        <text:list-item>
          <text:p text:style-name="P58">6.7 To Be Model</text:p>
        </text:list-item>
        <text:list-item>
          <text:p text:style-name="P58">6.8 As Is Model</text:p>
        </text:list-item>
        <text:list-item>
          <text:p text:style-name="P58">7.1 Manageable Product</text:p>
        </text:list-item>
        <text:list-item>
          <text:p text:style-name="P58">7.2 Product Stakeholders Are Model Clients</text:p>
        </text:list-item>
        <text:list-item>
          <text:p text:style-name="P58">7.3 Product Events in Context</text:p>
        </text:list-item>
        <text:list-item>
          <text:p text:style-name="P58">7.4 Use Cases Represent Requirements</text:p>
        </text:list-item>
        <text:list-item>
          <text:p text:style-name="P58">7.5 Boundary-Control-Entity</text:p>
        </text:list-item>
        <text:list-item>
          <text:p text:style-name="P58">8.1 Separation of Concerns</text:p>
        </text:list-item>
        <text:list-item>
          <text:p text:style-name="P58">8.2 Whole Components</text:p>
        </text:list-item>
      </text:list>
      <text:h text:style-name="P28"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4909" text:style-name="L29">
        <text:list-item>
          <text:p text:style-name="P59">G11: Inconsistenc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imilar things in different models</text:span></text:span><text:span text:style-name="Default_20_Paragraph_20_Font"><text:span text:style-name="T2"> or diagrams</text:span></text:span><text:span text:style-name="Default_20_Paragraph_20_Font"><text:span text:style-name="T2"> are done in different ways.</text:span></text:span></text:p>
      <text:p text:style-name="P12"/>
      <text:p text:style-name="P14"><text:span text:style-name="Default_20_Paragraph_20_Font"><text:span text:style-name="T5">Related model smells</text:span></text:span><text:span text:style-name="Default_20_Paragraph_20_Font"><text:span text:style-name="T2">:</text:span></text:span></text:p>
      <text:list xml:id="list33325553" text:style-name="L30">
        <text:list-item>
          <text:p text:style-name="P60">G6 – redundancy leads to inconsistencies.</text:p>
        </text:list-item>
        <text:list-item>
          <text:p text:style-name="P60">G9 – high coupling makes it more difficult to notice inconsistencies.</text:p>
        </text:list-item>
        <text:list-item>
          <text:p text:style-name="P60">S1 – too big diagrams make it more difficult to notice inconsistencies.</text:p>
        </text:list-item>
        <text:list-item>
          <text:p text:style-name="P60">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25537" text:style-name="L31">
        <text:list-item>
          <text:p text:style-name="P61">The same color or shape of representations of model elements means different things on different diagrams.</text:p>
        </text:list-item>
        <text:list-item>
          <text:p text:style-name="P61">Some names of functional subsystems contain the word “management” and some do not.</text:p>
        </text:list-item>
        <text:list-item>
          <text:p text:style-name="P61">Some use case names use active voice and some passive voice.</text:p>
        </text:list-item>
        <text:list-item>
          <text:p text:style-name="P61">Different extended format use case descriptions have different sections (parts of structure).</text:p>
        </text:list-item>
        <text:list-item>
          <text:p text:style-name="P61">The use of synonyms in different models. For instance, </text:p>
          <text:list>
            <text:list-item>
              <text:p text:style-name="P33">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1">The names of actors are different on a use case diagram and in the textual descriptions of use cases.</text:p>
            </text:list-item>
            <text:list-item>
              <text:p text:style-name="P61">Contracts of database operations refer to the same entity type by using synonyms of its name.</text:p>
            </text:list-item>
          </text:list>
        </text:list-item>
        <text:list-item>
          <text:p text:style-name="P61">On some entity-relationship or domain class diagrams more general entity types / domain classes are placed to the upper part of the diagram and on some diagrams to the lower part.</text:p>
        </text:list-item>
        <text:list-item>
          <text:p text:style-name="P61"><text:soft-page-break/>In case of a conceptual data model some but not all registers are represented as packages within the model.</text:p>
        </text:list-item>
        <text:list-item>
          <text:p text:style-name="P61">In some state machine models the triggering events of state transitions mention an actor and in some state machine models they do not.</text:p>
        </text:list-item>
        <text:list-item>
          <text:p text:style-name="P127"><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3435286" text:continue-list="list33421123" text:style-name="L32">
        <text:list-item>
          <text:p text:style-name="P62">Inverted Operation Name</text:p>
        </text:list-item>
      </text:list>
      <text:p text:style-name="P11"/>
      <text:p text:style-name="P11">MATLAB/Simulink models (Gerlitz et al., 2015)</text:p>
      <text:list xml:id="list33432373" text:continue-numbering="true" text:style-name="L32">
        <text:list-item>
          <text:p text:style-name="P62">Inconsistent Port Name</text:p>
        </text:list-item>
        <text:list-item>
          <text:p text:style-name="P62">Inconsistent Interface Definition</text:p>
        </text:list-item>
      </text:list>
      <text:h text:style-name="P28"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29625" text:style-name="L33">
        <text:list-item>
          <text:p text:style-name="P63">G14: Feature Envy</text:p>
        </text:list-item>
      </text:list>
      <text:p text:style-name="P12"/>
      <text:p text:style-name="P14"><text:span text:style-name="Default_20_Paragraph_20_Font"><text:span text:style-name="T5">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9952" text:continue-numbering="true" text:style-name="L33">
        <text:list-item>
          <text:p text:style-name="P63">A functional subsystem of a system needs most of the registers (data centric subsystems) for functioning.</text:p>
        </text:list-item>
        <text:list-item>
          <text:p text:style-name="P63">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3">A database operation makes changes in multiple registers.</text:p>
        </text:list-item>
        <text:list-item>
          <text:p text:style-name="P63">Lifecycles of different entity types, which can be expressed with the help of state machine models, depend on each other a lot.</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62">God Class (Blob)</text:p>
        </text:list-item>
        <text:list-item>
          <text:p text:style-name="P62">Swiss Army Knife</text:p>
        </text:list-item>
        <text:list-item>
          <text:p text:style-name="P62">Too Strong Coupling</text:p>
        </text:list-item>
        <text:list-item>
          <text:p text:style-name="P62">Message Chains</text:p>
        </text:list-item>
        <text:list-item>
          <text:p text:style-name="P62">Feature Envy</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3448592" text:continue-numbering="true" text:style-name="L32">
        <text:list-item>
          <text:p text:style-name="P62">5.8 Model the Seams</text:p>
        </text:list-item>
        <text:list-item>
          <text:p text:style-name="P62">5.11 Opaque Packages</text:p>
        </text:list-item>
        <text:list-item>
          <text:p text:style-name="P62">7.3 Product Events in Context</text:p>
        </text:list-item>
        <text:list-item>
          <text:p text:style-name="P128"><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28"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5">Code smells</text:span></text:span><text:span text:style-name="Default_20_Paragraph_20_Font"><text:span text:style-name="T2">:</text:span></text:span></text:p>
      <text:list xml:id="list33337724" text:style-name="L34">
        <text:list-item>
          <text:p text:style-name="P64">G12: Clutter</text:p>
        </text:list-item>
        <text:list-item>
          <text:p text:style-name="P64">G13: Artificial Coupling</text:p>
        </text:list-item>
        <text:list-item>
          <text:p text:style-name="P64">G36: Avoid Transitive Navig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34667" text:style-name="L35">
        <text:list-item>
          <text:p text:style-name="P65">G1 – information in a wrong place means that the information has been unnecessarily coupled with model elements, violating the separation of concerns principle.</text:p>
        </text:list-item>
        <text:list-item>
          <text:p text:style-name="P65">G2 – expired model elements present unnecessary information in the context of the current understanding of the system.</text:p>
        </text:list-item>
        <text:list-item>
          <text:p text:style-name="P65">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5">G7 – model or diagram elements that are at the wrong abstraction or decomposition level mean artificial coupling. These elements should belong to different models or diagrams that serve different purposes.</text:p>
        </text:list-item>
        <text:list-item>
          <text:p text:style-name="P65">G9 – An information that at the first glance seems unnecessary might be actually necessary and a sign of high coupling.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25113" text:continue-numbering="true" text:style-name="L35">
        <text:list-item>
          <text:p text:style-name="P65">A package diagram that should show what registers are needed by a functional subsystem presents all the registers of the system, including the ones that the functional subsystem does not need.</text:p>
        </text:list-item>
        <text:list-item>
          <text:p text:style-name="P65">An activity model or system sequence model presents multiple weakly related or unrelated processes, perhaps also repeating these on multiple diagrams.</text:p>
        </text:list-item>
        <text:list-item>
          <text:p text:style-name="P65"><text:soft-page-break/>A use case diagram of a functional subsystem displays some use cases that belong to another subsystem and are not related with the current subsystem in any way.</text:p>
        </text:list-item>
        <text:list-item>
          <text:p text:style-name="P65">A use case description in the extended format describes changes in the database that happen as the result of going through the scenarios of the use case instead of referencing to the needed database operations.</text:p>
        </text:list-item>
        <text:list-item>
          <text:p text:style-name="P65">An entity-relationship diagram of a register r presents a detailed view (attributes, constraints) of an entity type that does not belong to r but has at least one direct relationship with an entity type that belongs to r.</text:p>
        </text:list-item>
        <text:list-item>
          <text:p text:style-name="P65">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5">An entity type that actually combines multiple entity types in a conceptual data model.</text:p>
        </text:list-item>
        <text:list-item>
          <text:p text:style-name="P65">A conceptual data model has comments about functional subsystems and use cases that are used to represent these.</text:p>
        </text:list-item>
        <text:list-item>
          <text:p text:style-name="P65">A domain class diagram of a functional subsystem f presents a detailed view (attributes) of a class that does not describe f but has at least one direct relationship with a class that describes f.</text:p>
        </text:list-item>
        <text:list-item>
          <text:p text:style-name="P65">The effect of a state transition in a state machine model describes in a detailed manner resulting changes in the database instead of referencing to the needed database operations.</text:p>
        </text:list-item>
        <text:list-item>
          <text:p text:style-name="P65">A contract of database operations contains detailed description of processes that invoke it instead of just referencing to these.</text:p>
        </text:list-item>
        <text:list-item>
          <text:p text:style-name="P65">A contract of database operation describes an operation that has multiple task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ML models (Arendt and Taenzer, 2010)</text:p>
      <text:list xml:id="list33318703" text:style-name="L36">
        <text:list-item>
          <text:p text:style-name="P66">Data Clumps</text:p>
        </text:list-item>
        <text:list-item>
          <text:p text:style-name="P66">Large Class</text:p>
        </text:list-item>
        <text:list-item>
          <text:p text:style-name="P66">Long Parameter List</text:p>
        </text:list-item>
      </text:list>
      <text:p text:style-name="P11"/>
      <text:p text:style-name="P11">Object-oriented models (Misbhauddin and Alshayeb, 2015)</text:p>
      <text:list xml:id="list33342666" text:style-name="L37">
        <text:list-item>
          <text:p text:style-name="P67">God Class (blob)</text:p>
        </text:list-item>
        <text:list-item>
          <text:p text:style-name="P67">Long Parameter List</text:p>
        </text:list-item>
        <text:list-item>
          <text:p text:style-name="P67">Too Low Cohesion</text:p>
        </text:list-item>
        <text:list-item>
          <text:p text:style-name="P67">Scattered Parasitic Functionality</text:p>
        </text:list-item>
        <text:list-item>
          <text:p text:style-name="P67">Connector Envy</text:p>
        </text:list-item>
        <text:list-item>
          <text:p text:style-name="P67">Ambiguous Interfaces</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4540492" text:style-name="L32">
        <text:list-item>
          <text:p text:style-name="P62">4.3 Explicit Elision</text:p>
        </text:list-item>
        <text:list-item>
          <text:p text:style-name="P62">5.3 Digestible Chunks</text:p>
        </text:list-item>
        <text:list-item>
          <text:p text:style-name="P62">5.9 Packaging Partitions</text:p>
        </text:list-item>
        <text:list-item>
          <text:p text:style-name="P62">5.11 Opaque Packages</text:p>
        </text:list-item>
        <text:list-item>
          <text:p text:style-name="P62">6.1 Domain Model is Essential</text:p>
        </text:list-item>
        <text:list-item>
          <text:p text:style-name="P62">6.2 Actors Play Essential Roles</text:p>
        </text:list-item>
        <text:list-item>
          <text:p text:style-name="P62">6.3 Factor the Actor</text:p>
        </text:list-item>
        <text:list-item>
          <text:p text:style-name="P62"><text:soft-page-break/>6.4 Essential Actions</text:p>
        </text:list-item>
        <text:list-item>
          <text:p text:style-name="P62">6.5 Essential Vocabulary</text:p>
        </text:list-item>
        <text:list-item>
          <text:p text:style-name="P62">6.6 Objectify Internal Roles</text:p>
        </text:list-item>
        <text:list-item>
          <text:p text:style-name="P62">6.7 To Be Model</text:p>
        </text:list-item>
        <text:list-item>
          <text:p text:style-name="P62">6.8 As Is Model</text:p>
        </text:list-item>
        <text:list-item>
          <text:p text:style-name="P62">7.1 Manageable Product</text:p>
        </text:list-item>
        <text:list-item>
          <text:p text:style-name="P62">7.2 Product Stakeholders Are Model Clients</text:p>
        </text:list-item>
        <text:list-item>
          <text:p text:style-name="P62">7.3 Product Events in Context</text:p>
        </text:list-item>
        <text:list-item>
          <text:p text:style-name="P62">7.4 Use Cases Represent Requirements</text:p>
        </text:list-item>
        <text:list-item>
          <text:p text:style-name="P62">7.5 Boundary-Control-Entity</text:p>
        </text:list-item>
        <text:list-item>
          <text:p text:style-name="P62">7.6 Product Chunks Digest Easily</text:p>
        </text:list-item>
        <text:list-item>
          <text:p text:style-name="P62">7.8 Use Cases: Work as Packages</text:p>
        </text:list-item>
        <text:list-item>
          <text:p text:style-name="P62">8.1 Separation of Concerns</text:p>
        </text:list-item>
        <text:list-item>
          <text:p text:style-name="P62">8.2 Whole Components</text:p>
        </text:list-item>
      </text:list>
      <text:p text:style-name="P19"/>
      <text:h text:style-name="P26"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38243" text:style-name="L33">
        <text:list-item>
          <text:p text:style-name="P63">G17: Misplaced Responsibil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444308" text:continue-numbering="true" text:style-name="L33">
        <text:list-item>
          <text:p text:style-name="P63">G6 – if for the sake of faster model reading the information is not moved to the best suitable place but is instead duplicated, then it causes redundancy.</text:p>
        </text:list-item>
        <text:list-item>
          <text:p text:style-name="P63">S3 – placing information to an unexpected part of a model is a violation of modeling convention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3562" text:style-name="L7">
        <text:list-item>
          <text:p text:style-name="P39">A use case scenario is on a use case diagram instead of being in the textual description of the use case.</text:p>
        </text:list-item>
        <text:list-item>
          <text:p text:style-name="P39">Textual definition of an entity type or a domain class is on an entity-relationship diagram or domain class diagram, respectively, instead of being in a separate textual description.</text:p>
        </text:list-item>
        <text:list-item>
          <text:p text:style-name="P39">Definition of a constraint to the values of a single attribute is on an entity-relationship diagram as a comment. It would be better to represent it as a part of textual definition of attributes.</text:p>
        </text:list-item>
        <text:list-item>
          <text:p text:style-name="P39">Description of relationships between entity types is in the textual document instead of representing relationships in the entity relationship model.</text:p>
        </text:list-item>
        <text:list-item>
          <text:p text:style-name="P39">Information about constraints as a comment in a use case mode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329306" text:style-name="L38">
        <text:list-item>
          <text:p text:style-name="P68">8.5 Specification Backplane</text:p>
        </text:list-item>
      </text:list>
      <text:p text:style-name="P4"/>
      <text:h text:style-name="P26"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5517" text:style-name="L39">
        <text:list-item>
          <text:p text:style-name="P69">G19: Use Explanatory Variabl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6471" text:continue-numbering="true" text:style-name="L39">
        <text:list-item>
          <text:p text:style-name="P69">G4 – lack of details in a textual model element is an example of poorly written but necessary textual model element.</text:p>
        </text:list-item>
        <text:list-item>
          <text:p text:style-name="P69">G7 – having a model element that provides little details may be a sign of mixing different abstraction levels within the same model.</text:p>
        </text:list-item>
        <text:list-item>
          <text:p text:style-name="P69">G13 – having a process description that provides little details may be a sign that the modeler does not understand the modeled proces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24232" text:continue-numbering="true" text:style-name="L39">
        <text:list-item>
          <text:p text:style-name="P69">An activity model or a system sequence model that depict scenarios of a use case represents high-level activities.</text:p>
        </text:list-item>
        <text:list-item>
          <text:p text:style-name="P69">A use case is a summary level and does not go into the details of the depicted processes.</text:p>
        </text:list-item>
        <text:list-item>
          <text:p text:style-name="P69">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9">A state machine model shows high-level simple states. In a more detailed model some of these should be replaced with composite states or submachine states.</text:p>
        </text:list-item>
        <text:list-item>
          <text:p text:style-name="P69">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3333589" text:style-name="L40">
        <text:list-item>
          <text:p text:style-name="P70"><text:soft-page-break/>a7. Multiple Actors Associated With One UC (rationale 3)</text:p>
        </text:list-item>
      </text:list>
      <text:p text:style-name="P11"/>
      <text:p text:style-name="P11">Information models (McDonald and Matts, 2013)</text:p>
      <text:list xml:id="list33330554" text:style-name="L41">
        <text:list-item>
          <text:p text:style-name="P71">#6 – many to many (missing information)</text:p>
        </text:list-item>
        <text:list-item>
          <text:p text:style-name="P71">#7 – undefined functions (missing information)</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3324149" text:style-name="L42">
        <text:list-item>
          <text:p text:style-name="P72">4.1 Attributes as Compositions to Types</text:p>
        </text:list-item>
        <text:list-item>
          <text:p text:style-name="P72">4.5 Tombstone Packages</text:p>
        </text:list-item>
        <text:list-item>
          <text:p text:style-name="P72">4.8 Dual Associations</text:p>
        </text:list-item>
        <text:list-item>
          <text:p text:style-name="P72">4.9 Billboard Packages</text:p>
        </text:list-item>
        <text:list-item>
          <text:p text:style-name="P72">5.4 Attach the Actor</text:p>
        </text:list-item>
        <text:list-item>
          <text:p text:style-name="P72">5.5 Business Rules Invariably Constrain</text:p>
        </text:list-item>
        <text:list-item>
          <text:p text:style-name="P72">5.6 Dynamic Object Types</text:p>
        </text:list-item>
        <text:list-item>
          <text:p text:style-name="P72">5.7 Many-to-Many Class Trio</text:p>
        </text:list-item>
        <text:list-item>
          <text:p text:style-name="P72">5.8 Model the Seams</text:p>
        </text:list-item>
      </text:list>
      <text:p text:style-name="P19"/>
      <text:h text:style-name="P26"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9866" text:style-name="L43">
        <text:list-item>
          <text:p text:style-name="P73">G21: Understand the Algorithm</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334779" text:style-name="L44">
        <text:list-item>
          <text:p text:style-name="P74">G12 – if you do not understand the modeled process, then most certainly the result is an unclear model.</text:p>
        </text:list-item>
      </text:list>
      <text:p text:style-name="P2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9455" text:style-name="L43">
        <text:list-item>
          <text:p text:style-name="P73">An extended format use case, activity model, a system sequence model, or a state machine model that describes a process that is unclear to the modeler. </text:p>
        </text:list-item>
        <text:list-item>
          <text:p text:style-name="P73">A banking system where one can add money to an account but cannot withdraw it. </text:p>
        </text:list-item>
        <text:list-item>
          <text:p text:style-name="P73">A store checkout system that requires clients to each time register their personal data.</text:p>
        </text:list-item>
        <text:list-item>
          <text:p text:style-name="P73">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3">A sales system that does not allow its users to generate invoices.</text:p>
        </text:list-item>
      </text:list>
      <text:p text:style-name="P11"/>
      <text:p text:style-name="P4"/>
      <text:h text:style-name="P26"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24176" text:continue-numbering="true" text:style-name="L43">
        <text:list-item>
          <text:p text:style-name="P73">G22: Make Logical Dependencies Physica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341689" text:style-name="L45">
        <text:list-item>
          <text:p text:style-name="P75">G15 – not making the dependencies visible everywhere is an example of imprecise model.</text:p>
        </text:list-item>
        <text:list-item>
          <text:p text:style-name="P75">G19 – make implicit dependencies a bit more explicit by using a logical order.</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0602" text:style-name="L43">
        <text:list-item>
          <text:p text:style-name="P73">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se case models (El-Attar and Miller, 2010)</text:p>
      <text:list xml:id="list33426102" text:continue-numbering="true" text:style-name="L43">
        <text:list-item>
          <text:p text:style-name="P73">a8. A description of an actor that is not depicted in the UC diagram (rationale 1)</text:p>
        </text:list-item>
      </text:list>
      <text:p text:style-name="P11"/>
      <text:p text:style-name="P11">MATLAB/Simulink models (Gerlitz et al., 2015)</text:p>
      <text:list xml:id="list33421635" text:continue-numbering="true" text:style-name="L43">
        <text:list-item>
          <text:p text:style-name="P73">Mismatch Between Visual and Data Flow</text:p>
        </text:list-item>
        <text:list-item>
          <text:p text:style-name="P73">Hidden Signal Flow</text:p>
        </text:list-item>
      </text:list>
      <text:p text:style-name="P11"/>
      <text:p text:style-name="P11">Object-oriented models (Misbhauddin and Alshayeb, 2015)</text:p>
      <text:list xml:id="list33336558" text:style-name="L46">
        <text:list-item>
          <text:p text:style-name="P76">Hidden Concurrency</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427758" text:continue-numbering="true" text:style-name="L46">
        <text:list-item>
          <text:p text:style-name="P76">4.5 Tombstone Packages</text:p>
        </text:list-item>
        <text:list-item>
          <text:p text:style-name="P76">7.7 Product Traces Support Robustness</text:p>
        </text:list-item>
      </text:list>
      <text:p text:style-name="P4"/>
      <text:h text:style-name="P26"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833" text:style-name="L43">
        <text:list-item>
          <text:p text:style-name="P73">G26: Be Precis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4556501" text:style-name="L39">
        <text:list-item>
          <text:p text:style-name="P69">G12 – at the later stages of system development omission of details becomes harmful and signals imprecision in the model in question.</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3955" text:style-name="L43">
        <text:list-item>
          <text:p text:style-name="P73">Missing area of competence “Owner”.</text:p>
        </text:list-item>
        <text:list-item>
          <text:p text:style-name="P73">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3">A specification of subsystems presents all the entity types as separate registers. Actually each register corresponds to a main entity type and logically groups together data that corresponds to one or more entity types.</text:p>
        </text:list-item>
        <text:list-item>
          <text:p text:style-name="P73">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3">An extended format use case description does not contain references to the database operations although at least some of these have also been defined.</text:p>
        </text:list-item>
        <text:list-item>
          <text:p text:style-name="P73">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3">Definition of an attribute that expected values are measurement results does not specify the unit of measurement.</text:p>
        </text:list-item>
        <text:list-item>
          <text:p text:style-name="P73">The specification of expected values of an attribute presents values that do not belong to the attribute type.</text:p>
        </text:list-item>
        <text:list-item>
          <text:p text:style-name="P73">A constraint to the attribute values is missing from a conceptual data model.</text:p>
        </text:list-item>
        <text:list-item>
          <text:p text:style-name="P73">A set of generalizations between domain classes or entity types that is not modeled as a generalization set and that lacks specification of constraints that apply to the set.</text:p>
        </text:list-item>
        <text:list-item>
          <text:p text:style-name="P73"><text:soft-page-break/>A state transition in a state machine does not present neither triggering event nor resulting action.</text:p>
        </text:list-item>
        <text:list-item>
          <text:p text:style-name="P73">In a state machine model real final states are modeled as regular states and there is a single artificial final state that has incoming state transitions from all the regular states.</text:p>
        </text:list-item>
        <text:list-item>
          <text:p text:style-name="P73">Postconditions of a contract of a database operation do not show the creation and destruction of relationships between entitie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3334201" text:style-name="L47">
        <text:list-item>
          <text:p text:style-name="P77">Attribute Name Overridden</text:p>
        </text:list-item>
        <text:list-item>
          <text:p text:style-name="P77">Concrete Superclass</text:p>
        </text:list-item>
        <text:list-item>
          <text:p text:style-name="P77">No Incoming</text:p>
        </text:list-item>
      </text:list>
      <text:p text:style-name="P11"/>
      <text:p text:style-name="P11">Use case models (El-Attar and Miller, 2010)</text:p>
      <text:list xml:id="list33323796" text:style-name="L48">
        <text:list-item>
          <text:p text:style-name="P78">a1. Accessing a Generalized Concrete</text:p>
        </text:list-item>
        <text:list-item>
          <text:p text:style-name="P78">a2. UCs Containing Common and Exceptional Functionality (rationale 1)</text:p>
        </text:list-item>
        <text:list-item>
          <text:p text:style-name="P78">a4. Functional Decomposition: Using the Extend Relationship (Generalization Instead of Extension)</text:p>
        </text:list-item>
        <text:list-item>
          <text:p text:style-name="P78">a6. Accessing an Extension UC (rationale 2,3)</text:p>
        </text:list-item>
        <text:list-item>
          <text:p text:style-name="P78">a7. Multiple Actors Associated With One UC (rationale 1)</text:p>
        </text:list-item>
        <text:list-item>
          <text:p text:style-name="P78">a8. A Description of an Actor That is Not Depicted in the UC Diagram (rationale 2,3)</text:p>
        </text:list-item>
      </text:list>
      <text:p text:style-name="P11"/>
      <text:p text:style-name="P11">Information models (McDonald and Matts, 2013)</text:p>
      <text:list xml:id="list33341122" text:style-name="L49">
        <text:list-item>
          <text:p text:style-name="P79">#1 – an item is on the output that is not in the domain model</text:p>
        </text:list-item>
        <text:list-item>
          <text:p text:style-name="P79">#2 – items on model, that are not on the output</text:p>
        </text:list-item>
        <text:list-item>
          <text:p text:style-name="P79">#3 – two bits of information in one place (1NF)</text:p>
        </text:list-item>
        <text:list-item>
          <text:p text:style-name="P79">#4 – no relationship</text:p>
        </text:list-item>
        <text:list-item>
          <text:p text:style-name="P79">#5 – one to one relationship. Are they the same thing?</text:p>
        </text:list-item>
      </text:list>
      <text:p text:style-name="P11"/>
      <text:p text:style-name="P11">MATLAB/Simulink models (Gerlitz et al., 2015)</text:p>
      <text:list xml:id="list33316774" text:style-name="L50">
        <text:list-item>
          <text:p text:style-name="P80">Pass-through Signal</text:p>
        </text:list-item>
      </text:list>
      <text:p text:style-name="P11"/>
      <text:p text:style-name="P11">Object-oriented models (Misbhauddin and Alshayeb, 2015)</text:p>
      <text:list xml:id="list33424881" text:continue-numbering="true" text:style-name="L50">
        <text:list-item>
          <text:p text:style-name="P80">Refused Bequest</text:p>
        </text:list-item>
        <text:list-item>
          <text:p text:style-name="P80">Poor Use of Abstraction</text:p>
        </text:list-item>
      </text:list>
      <text:p text:style-name="P4"/>
      <text:h text:style-name="P26"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2640" text:style-name="L51">
        <text:list-item>
          <text:p text:style-name="P81">G32: Don’t Be Arbitrar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30296" text:style-name="L52">
        <text:list-item>
          <text:p text:style-name="P82">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G8 – unauthorized representations might be a reason of inconsistencies of representation.</text:p>
        </text:list-item>
      </text:list>
      <text:p text:style-name="P11"/>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0476" text:style-name="L51">
        <text:list-item>
          <text:p text:style-name="P81">Models of different subsystems that have the same type (for instance, functional susbsystem or register) are presented in differently structured packages.</text:p>
        </text:list-item>
        <text:list-item>
          <text:p text:style-name="P81">Using different types of diagrams for describing from the same perspective different subsystems that have the same type.</text:p>
        </text:list-item>
        <text:list-item>
          <text:p text:style-name="P81">Some extended format use cases have structure elements that were not agreed before the start of the modeling project.</text:p>
        </text:list-item>
        <text:list-item>
          <text:p text:style-name="P81">In case of some functional subsystems textual descriptions of use cases are accompanied with a use case diagram and in case of some functional subsystems it is not the case.</text:p>
        </text:list-item>
        <text:list-item>
          <text:p text:style-name="P81">Conceptual data models of different registers provide differently structured attribute definitions.</text:p>
        </text:list-item>
        <text:list-item>
          <text:p text:style-name="P81">Invariants of a database operations (constraints to attribute values and relationships between entities) as a part of the contract of the operation instead of being a part of a conceptual data model.</text:p>
        </text:list-item>
        <text:list-item>
          <text:p text:style-name="P81">Domain class models of different functional subsystems provide differently structured domain class definitions.</text:p>
        </text:list-item>
        <text:list-item>
          <text:p text:style-name="P81">Different contracts of database operations have different structure.</text:p>
        </text:list-item>
        <text:list-item>
          <text:p text:style-name="P81">Different state machines provide differently structured information about the triggering events of state transitions.</text:p>
        </text:list-item>
      </text:list>
      <text:p text:style-name="P17"/>
      <text:p text:style-name="P7"><text:soft-page-break/></text:p>
      <text:h text:style-name="P26"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4684" text:style-name="L53">
        <text:list-item>
          <text:p text:style-name="P83">G15: Selector Arguments</text:p>
        </text:list-item>
        <text:list-item>
          <text:p text:style-name="P83">G23: Prefer Polymorphism to If/Else or Switch/Case</text:p>
        </text:list-item>
        <text:list-item>
          <text:p text:style-name="P83">G30: Functions Should Do One Th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339738" text:style-name="L54">
        <text:list-item>
          <text:p text:style-name="P84">G9 – one process with multiple tasks is an example of high coupling.</text:p>
        </text:list-item>
        <text:list-item>
          <text:p text:style-name="P84">G10 – a process that fulfills multiple tasks has no clear focus. It would be better to divide different tasks between different processes.</text:p>
        </text:list-item>
        <text:list-item>
          <text:p text:style-name="P84">G16 – careless refactoring may cause duplication.</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320974" text:style-name="L55">
        <text:list-item>
          <text:p text:style-name="P85">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9"><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text:soft-page-break/></text:p>
      <text:p text:style-name="P11">UML models (Arendt and Taenzer, 2010)</text:p>
      <text:list xml:id="list33316825" text:style-name="L56">
        <text:list-item>
          <text:p text:style-name="P86">Long Parameter List</text:p>
        </text:list-item>
      </text:list>
      <text:p text:style-name="P11"/>
      <text:p text:style-name="P11">Use case models (El-Attar and Miller, 2010)</text:p>
      <text:list xml:id="list33422494" text:continue-numbering="true" text:style-name="L56">
        <text:list-item>
          <text:p text:style-name="P86">a2. UCs Containing Common and Exceptional Functionality (rationale 2)</text:p>
        </text:list-item>
        <text:list-item>
          <text:p text:style-name="P86">a4. Functional Decomposition: Using the Extend Relationship (Specific Extensions)</text:p>
        </text:list-item>
        <text:list-item>
          <text:p text:style-name="P86">a7. Multiple Actors Associated With One UC (rationale 3)</text:p>
        </text:list-item>
      </text:list>
      <text:p text:style-name="P11"/>
      <text:p text:style-name="P11">Process models (Weber et al., 2011)</text:p>
      <text:list xml:id="list33314751" text:style-name="L57">
        <text:list-item>
          <text:p text:style-name="P87">PMS2: Contrived Complexity</text:p>
        </text:list-item>
        <text:list-item>
          <text:p text:style-name="P87">PMS4: Large Process Models</text:p>
        </text:list-item>
      </text:list>
      <text:p text:style-name="P11"/>
      <text:p text:style-name="P11">MATLAB/Simulink models (Gerlitz et al., 2015)</text:p>
      <text:list xml:id="list33313137" text:style-name="L58">
        <text:list-item>
          <text:p text:style-name="P88">Subsystem with Multiple Functions</text:p>
        </text:list-item>
        <text:list-item>
          <text:p text:style-name="P88">Subsystem Interface Incongruence</text:p>
        </text:list-item>
        <text:list-item>
          <text:p text:style-name="P88">Independent Local Signal Paths</text:p>
        </text:list-item>
      </text:list>
      <text:p text:style-name="P11"/>
      <text:p text:style-name="P11">Object-oriented models (Misbhauddin and Alshayeb, 2015)</text:p>
      <text:list xml:id="list33315487" text:style-name="L59">
        <text:list-item>
          <text:p text:style-name="P130"><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28"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472" text:style-name="L45">
        <text:list-item>
          <text:p text:style-name="P75">G18: Inappropriate Static</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438331" text:continue-numbering="true" text:style-name="L45">
        <text:list-item>
          <text:p text:style-name="P75">G6 – a detailed element that is referred by multiple other elements helps modelers to reduce duplication within the model and one should be careful not to reintroduce duplication while removing this smell.</text:p>
        </text:list-item>
        <text:list-item>
          <text:p text:style-name="P75">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21624" text:continue-numbering="true" text:style-name="L45">
        <text:list-item>
          <text:p text:style-name="P75">Having a separate diagram for each model element.</text:p>
        </text:list-item>
        <text:list-item>
          <text:p text:style-name="P75">A functional subsystem that corresponds to a user goal-level use case but not to a family of related user goal-level use cases.</text:p>
        </text:list-item>
        <text:list-item>
          <text:p text:style-name="P75">A register that correspond to an entity type that is not a main entity type.</text:p>
        </text:list-item>
        <text:list-item>
          <text:p text:style-name="P75">Actors in a use case model that are too fine-grained. For instance, Evitts (2000) suggests modelers normally prefer actor ATM_Customer over actors Depositor, Withdrawing Customer, Balance Checker etc.</text:p>
        </text:list-item>
        <text:list-item>
          <text:p text:style-name="P75">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5">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5"><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5">A process model (scenarios of a use case, an activity model, a system sequence model) that does not represent an elementary business process but instead depicts a single step of it. </text:p>
        </text:list-item>
        <text:list-item>
          <text:p text:style-name="P75">A domain class or an entity type with too many subclasses and deep inheritance hierarchy.</text:p>
        </text:list-item>
        <text:list-item>
          <text:p text:style-name="P75">Having for each attribute of an entity type a set of database operations for creating, modifying, and deleting value of the attribute.</text:p>
        </text:list-item>
        <text:list-item>
          <text:p text:style-name="P75">A state machine with too detailed set of substat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3344759" text:style-name="L60">
        <text:list-item>
          <text:p text:style-name="P89">Extends</text:p>
        </text:list-item>
        <text:list-item>
          <text:p text:style-name="P89">Speculative Generality</text:p>
        </text:list-item>
      </text:list>
      <text:p text:style-name="P11"/>
      <text:p text:style-name="P11">Use case models (El-Attar and Miller, 2010)</text:p>
      <text:list xml:id="list33339959" text:style-name="L61">
        <text:list-item>
          <text:p text:style-name="P90">a3. Functional decomposition: Using the include relationship</text:p>
        </text:list-item>
        <text:list-item>
          <text:p text:style-name="P90">a5. Functional decomposition: Using pre and postconditions</text:p>
        </text:list-item>
      </text:list>
      <text:p text:style-name="P11"/>
      <text:p text:style-name="P11">Process models (Weber et al., 2011)</text:p>
      <text:list xml:id="list33332176" text:style-name="L62">
        <text:list-item>
          <text:p text:style-name="P91">PMS5: Lazy Process Models</text:p>
        </text:list-item>
      </text:list>
      <text:p text:style-name="P11"/>
      <text:p text:style-name="P11">MATLAB/Simulink models (Gerlitz et al., 2015)</text:p>
      <text:list xml:id="list33421883" text:continue-numbering="true" text:style-name="L62">
        <text:list-item>
          <text:p text:style-name="P91">Superfluous Subsystem</text:p>
        </text:list-item>
        <text:list-item>
          <text:p text:style-name="P91">Superfluous Bus Signal</text:p>
        </text:list-item>
        <text:list-item>
          <text:p text:style-name="P91">Deeply Nested Subsystem</text:p>
        </text:list-item>
        <text:list-item>
          <text:p text:style-name="P91">Hierarchy</text:p>
        </text:list-item>
      </text:list>
      <text:p text:style-name="P11"/>
      <text:p text:style-name="P11">Object-oriented models (Misbhauddin and Alshayeb, 2015)</text:p>
      <text:list xml:id="list33314924" text:style-name="L63">
        <text:list-item>
          <text:p text:style-name="P92">Functional Decomposition</text:p>
        </text:list-item>
        <text:list-item>
          <text:p text:style-name="P92">Poltergeist</text:p>
        </text:list-item>
        <text:list-item>
          <text:p text:style-name="P92">Speculative Generality</text:p>
        </text:list-item>
        <text:list-item>
          <text:p text:style-name="P92">Lazy Class</text:p>
        </text:list-item>
        <text:list-item>
          <text:p text:style-name="P92">Middle Man</text:p>
        </text:list-item>
        <text:list-item>
          <text:p text:style-name="P92">Scattered Parasitic Functionality</text:p>
        </text:list-item>
      </text:list>
      <text:p text:style-name="P4"/>
      <text:h text:style-name="P26"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536" text:style-name="L45">
        <text:list-item>
          <text:p text:style-name="P75">G31: Hidden Temporal Couplin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426693" text:continue-numbering="true" text:style-name="L45">
        <text:list-item>
          <text:p text:style-name="P75">G14 – by changing the placement of specifications (spatial property), we make implicit dependencies a little bit more explicit i.e. make it a bit more easy to comprehend these.</text:p>
        </text:list-item>
        <text:list-item>
          <text:p text:style-name="P118">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17957" text:continue-numbering="true" text:style-name="L45">
        <text:list-item>
          <text:p text:style-name="P75">Textual description, activity diagram, or system state diagram of use case “Delete product” is presented before the corresponding artifact of use case “Register product”. In order to delete a product, one firstly has to register it.</text:p>
        </text:list-item>
        <text:list-item>
          <text:p text:style-name="P75">Operation “delete product” is presented before operation “register product”. In order to delete a product, one firstly has to register it.</text:p>
        </text:list-item>
        <text:list-item>
          <text:p text:style-name="P131"><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MATLAB/Simulink models (Gerlitz et al., 2015)</text:p>
      <text:list xml:id="list33334807" text:style-name="L64">
        <text:list-item>
          <text:p text:style-name="P93">Non-optimal Port Order</text:p>
        </text:list-item>
        <text:list-item>
          <text:p text:style-name="P93">Non-optional Signal Grouping</text:p>
        </text:list-item>
      </text:list>
      <text:p text:style-name="P4"/>
      <text:h text:style-name="P26"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23918" text:style-name="L65">
        <text:list-item>
          <text:p text:style-name="P94">G3: Incorrect Behavior at the Boundaries</text:p>
        </text:list-item>
        <text:list-item>
          <text:p text:style-name="P94">G33: Encapsulate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34518" text:style-name="L66">
        <text:list-item>
          <text:p text:style-name="P95">G13 – having incorrect behavior at borderline cases may be a result of not understanding the modeled process.</text:p>
        </text:list-item>
        <text:list-item>
          <text:p text:style-name="P95">G15 – insufficiently described behavior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41678" text:continue-numbering="true" text:style-name="L66">
        <text:list-item>
          <text:p text:style-name="P95">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3416189" text:continue-numbering="true" text:style-name="L66">
        <text:list-item>
          <text:p text:style-name="P95">PMS7: Frequently Occurring Instance Changes</text:p>
        </text:list-item>
      </text:list>
      <text:p text:style-name="P4"/>
      <text:h text:style-name="P26"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5">Code smells</text:span></text:span><text:span text:style-name="Default_20_Paragraph_20_Font"><text:span text:style-name="T2">:</text:span></text:span></text:p>
      <text:list xml:id="list33421294" text:continue-numbering="true" text:style-name="L66">
        <text:list-item>
          <text:p text:style-name="P95">G2: Obvious Behavior Is Unimplemented</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39499" text:continue-numbering="true" text:style-name="L66">
        <text:list-item>
          <text:p text:style-name="P95">G13 – leaving out obvious behavior might be a result of not understanding the modeled process.</text:p>
        </text:list-item>
        <text:list-item>
          <text:p text:style-name="P95">G15 – having unexpected behavior is a form of imprecision.</text:p>
        </text:list-item>
        <text:list-item>
          <text:p text:style-name="P95">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16404" text:continue-numbering="true" text:style-name="L66">
        <text:list-item>
          <text:p text:style-name="P95">The name of a use case diagram name does not match the union of behavior described by the use cases that are presented on the diagram.</text:p>
        </text:list-item>
        <text:list-item>
          <text:p text:style-name="P95">The name of an activity diagram does not match its described behavior. </text:p>
        </text:list-item>
        <text:list-item>
          <text:p text:style-name="P95">The name of an activity does not match the behavior described by its activity nodes and edges.</text:p>
        </text:list-item>
        <text:list-item>
          <text:p text:style-name="P95">The name of a system sequence diagram does not match its described behavior.</text:p>
        </text:list-item>
        <text:list-item>
          <text:p text:style-name="P95">The name of a use case name does not match behavior described by its scenarios.</text:p>
        </text:list-item>
        <text:list-item>
          <text:p text:style-name="P95">The name of a database operation name does not match with the behavior that one would expect from the operation based on its postconditions.</text:p>
        </text:list-item>
      </text:list>
      <text:p text:style-name="P11"/>
      <text:p text:style-name="P4"/>
      <text:h text:style-name="P26"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40370" text:style-name="L67">
        <text:list-item>
          <text:p text:style-name="P96">G1: Multiple Languages in One Source Fi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437260" text:continue-numbering="true" text:style-name="L67">
        <text:list-item>
          <text:p text:style-name="P96">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0752" text:continue-numbering="true" text:style-name="L67">
        <text:list-item>
          <text:p text:style-name="P96">Comments are in different natural languages.</text:p>
        </text:list-item>
        <text:list-item>
          <text:p text:style-name="P96">Names of different diagrams are in different natural languages.</text:p>
        </text:list-item>
        <text:list-item>
          <text:p text:style-name="P96">Names of different subsystems are in different natural languages.</text:p>
        </text:list-item>
        <text:list-item>
          <text:p text:style-name="P96">Some of the subsystems and their relationships are modeled by using UML packages and some are modeled by using ArchiMate enterprise modeling language.</text:p>
        </text:list-item>
        <text:list-item>
          <text:p text:style-name="P96">Textual descriptions of different use cases are in different natural languages.</text:p>
        </text:list-item>
        <text:list-item>
          <text:p text:style-name="P96">Names of different actions in activity models are in different natural languages.</text:p>
        </text:list-item>
        <text:list-item>
          <text:p text:style-name="P96">Some processes are modeled as UML activity models and some by using BPMN.</text:p>
        </text:list-item>
        <text:list-item>
          <text:p text:style-name="P96">Names of different entity types/domain classes are in different natural languages.</text:p>
        </text:list-item>
        <text:list-item>
          <text:p text:style-name="P96"><text:soft-page-break/>Some entity relationship diagrams use UML class diagram notation and some Barker’s notation. </text:p>
        </text:list-item>
        <text:list-item>
          <text:p text:style-name="P96">Different state machine models use different natural languages to describe triggering events of state transitions.</text:p>
        </text:list-item>
        <text:list-item>
          <text:p text:style-name="P96">Some state machines are represented as UML protocol state machines and some as Specification and Description Language state machines.</text:p>
        </text:list-item>
        <text:list-item>
          <text:p text:style-name="P96">Preconditions of a database operation are in one natural language and postconditions of the same operation are in another natural language.</text:p>
        </text:list-item>
        <text:list-item>
          <text:p text:style-name="P96">Different contracts of database operations are in different natural languages.</text:p>
        </text:list-item>
        <text:list-item>
          <text:p text:style-name="P132"><text:span text:style-name="Default_20_Paragraph_20_Font"><text:span text:style-name="T2">Names of different system operations are in different natural languages.</text:span></text:span></text:p>
        </text:list-item>
      </text:list>
      <text:h text:style-name="P28"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44691" text:style-name="L68">
        <text:list-item>
          <text:p text:style-name="P97">G4: Overridden Safeties</text:p>
        </text:list-item>
      </text:list>
      <text:p text:style-name="P12"/>
      <text:p text:style-name="P14"><text:span text:style-name="Default_20_Paragraph_20_Font"><text:span text:style-name="T5">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5112" text:continue-numbering="true" text:style-name="L68">
        <text:list-item>
          <text:p text:style-name="P97">Any model that can be created by using a CASE too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418106" text:continue-numbering="true" text:style-name="L68">
        <text:list-item>
          <text:p text:style-name="P97">5.10 Let the Tools Do the Work</text:p>
        </text:list-item>
      </text:list>
      <text:h text:style-name="P28"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16191" text:continue-numbering="true" text:style-name="L68">
        <text:list-item>
          <text:p text:style-name="P97">E1: Build Requires More Than One Step</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3430833" text:continue-numbering="true" text:style-name="L68">
        <text:list-item>
          <text:p text:style-name="P97">A model from a cell of the Zachman Framework (i.e. a model that describes a system aspect from one perspective) (Zachman, 2017) is decomposed in a manner that its parts are in different CASE projects. </text:p>
        </text:list-item>
        <text:list-item>
          <text:p text:style-name="P97">Models that describe different system aspects from the same perspective are in different CASE projects.</text:p>
        </text:list-item>
        <text:list-item>
          <text:p text:style-name="P97">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3433105" text:continue-numbering="true" text:style-name="L68">
        <text:list-item>
          <text:p text:style-name="P97">G6 – having multiple projects that contain models of the same system can easily end with redundancy across projects.</text:p>
        </text:list-item>
        <text:list-item>
          <text:p text:style-name="P97">G22 – the use of different CASE tools might be a sign that different software languages are used to describe the system and perhaps the number of languages could be reduced.</text:p>
        </text:list-item>
        <text:list-item>
          <text:p text:style-name="P97">G23 – having models distributed between different projects hampers the ability of the CASE tool to give a quality feedback.</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45900" text:continue-numbering="true" text:style-name="L68">
        <text:list-item>
          <text:p text:style-name="P97">Entity relationship models of different registers are in different modeling projects. </text:p>
        </text:list-item>
        <text:list-item>
          <text:p text:style-name="P97">Use case models of different functional subsystems are in different modeling projects.</text:p>
        </text:list-item>
        <text:list-item>
          <text:p text:style-name="P97">Use case diagrams and textual descriptions of use cases are in different modeling projects.</text:p>
        </text:list-item>
        <text:list-item>
          <text:p text:style-name="P97">State machine models and use cases that correspond to the state transitions of these are in different modeling projects.</text:p>
        </text:list-item>
        <text:list-item>
          <text:p text:style-name="P97">Use case models and system sequence models that describe their scenarios are in different modeling project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3336743" text:style-name="L69">
        <text:list-item>
          <text:p text:style-name="P98">PMS8: Frequently Occurring Variant Changes</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447547" text:continue-numbering="true" text:style-name="L69">
        <text:list-item>
          <text:p text:style-name="P133"><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27"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5">Code smells</text:span></text:span><text:span text:style-name="Default_20_Paragraph_20_Font"><text:span text:style-name="T2">: </text:span></text:span></text:p>
      <text:list xml:id="list33313862" text:style-name="L70">
        <text:list-item>
          <text:p text:style-name="P99">J3: Constants versus Enum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3435521" text:continue-numbering="true" text:style-name="L70">
        <text:list-item>
          <text:p text:style-name="P99">G15 – poorly selected attribute types in a conceptual data model or domain class model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2366" text:continue-numbering="true" text:style-name="L70">
        <text:list-item>
          <text:p text:style-name="P99">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9">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 </text:p>
      <text:list xml:id="list33339255" text:style-name="L71">
        <text:list-item>
          <text:p text:style-name="P100">Primitive Obsession</text:p>
        </text:list-item>
      </text:list>
      <text:p text:style-name="P11"/>
      <text:p text:style-name="P11">Object-oriented models (Misbhauddin and Alshayeb, 2015) </text:p>
      <text:list xml:id="list33429729" text:continue-numbering="true" text:style-name="L71">
        <text:list-item>
          <text:p text:style-name="P100">Primitive Obsession</text:p>
        </text:list-item>
      </text:list>
      <text:p text:style-name="P20"/>
      <text:h text:style-name="P26"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8240" text:style-name="L70">
        <text:list-item>
          <text:p text:style-name="P99">F3: Flag Argumen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1001" text:continue-numbering="true" text:style-name="L70">
        <text:list-item>
          <text:p text:style-name="P99">G17 – Boolean parameters may indicate that a process or operation has multiple task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42951" text:continue-numbering="true" text:style-name="L70">
        <text:list-item>
          <text:p text:style-name="P134"><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26"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37615" text:continue-numbering="true" text:style-name="L70">
        <text:list-item>
          <text:p text:style-name="P99">G29: Avoid Negative Conditionals</text:p>
        </text:list-item>
      </text:list>
      <text:p text:style-name="P12"/>
      <text:p text:style-name="P14"><text:span text:style-name="Default_20_Paragraph_20_Font"><text:span text:style-name="T5">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40002" text:continue-numbering="true" text:style-name="L70">
        <text:list-item>
          <text:p text:style-name="P99">G15 – With such conditionals it is easier to make a mistake in the formulation and the result is an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45095" text:continue-numbering="true" text:style-name="L70">
        <text:list-item>
          <text:p text:style-name="P99">A guard condition that it must not be the case that a product does not belong to any category. A more understandable guard condition is that a product must belong to at least one category.</text:p>
        </text:list-item>
        <text:list-item>
          <text:p text:style-name="P99">A constraint that it must not be the case that e-mail address does not contain exactly one @ sign. A more understandable constraint is that e-mail address must contain exactly one @ sign.</text:p>
        </text:list-item>
        <text:list-item>
          <text:p text:style-name="P99">A precondition of a use case that it not must be the case that user is not logged in.</text:p>
        </text:list-item>
        <text:list-item>
          <text:p text:style-name="P99">A postcondition of a database operation that it must not be the case that the relationship between two entities has not been registered.</text:p>
        </text:list-item>
      </text:list>
      <text:p text:style-name="P11"/>
      <text:p text:style-name="P4"/>
      <text:h text:style-name="P144"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26"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29777" text:continue-numbering="true" text:style-name="L70">
        <text:list-item>
          <text:p text:style-name="P99">F1: Too Many Arguments</text:p>
        </text:list-item>
        <text:list-item>
          <text:p text:style-name="P99">G8: Too Much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36942" text:style-name="L72">
        <text:list-item>
          <text:p text:style-name="P101">G10 – if diagram has too many elements, then it means that it does not have a clear focus.</text:p>
        </text:list-item>
        <text:list-item>
          <text:p text:style-name="P101">G18 – having unnecessary decomposition may cause too big diagrams. </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text:span></text:span></text:p>
      <text:list xml:id="list33447610" text:continue-numbering="true" text:style-name="L72">
        <text:list-item>
          <text:p text:style-name="P101">A use case diagram that presents use cases of multiple functional subsystems.</text:p>
        </text:list-item>
        <text:list-item>
          <text:p text:style-name="P101">A domain class model that presents the details of domain classes of multiple functional subsystems.</text:p>
        </text:list-item>
        <text:list-item>
          <text:p text:style-name="P101">An activity diagram that presents detailed information about all the processes of a functional subsystem.</text:p>
        </text:list-item>
        <text:list-item>
          <text:p text:style-name="P101">An entity relationship diagram that presents the details of multiple registers.</text:p>
        </text:list-item>
        <text:list-item>
          <text:p text:style-name="P101">A system sequence diagram that presents detailed information about the processes across multiple functional subsystem.</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3339110" text:style-name="L73">
        <text:list-item>
          <text:p text:style-name="P102">PMS4: Large Process Models</text:p>
        </text:list-item>
      </text:list>
      <text:p text:style-name="P11"/>
      <text:p text:style-name="P11">MATLAB/Simulink models (Gerlitz et al., 2015)</text:p>
      <text:list xml:id="list33448511" text:continue-numbering="true" text:style-name="L73">
        <text:list-item>
          <text:p text:style-name="P102">Long Port List</text:p>
        </text:list-item>
      </text:list>
      <text:p text:style-name="P22"/>
      <text:p text:style-name="P14"><text:span text:style-name="Default_20_Paragraph_20_Font"><text:span text:style-name="T5">Model patterns for refactoring (Evitts, 2000)</text:span></text:span><text:span text:style-name="Default_20_Paragraph_20_Font"><text:span text:style-name="T2">:</text:span></text:span></text:p>
      <text:list xml:id="list33421668" text:continue-numbering="true" text:style-name="L73">
        <text:list-item>
          <text:p text:style-name="P102">4.2 Providing Focus</text:p>
        </text:list-item>
        <text:list-item>
          <text:p text:style-name="P102">4.3 Explicit Elision</text:p>
        </text:list-item>
        <text:list-item>
          <text:p text:style-name="P102">4.11 Seven Plus or Minus Two</text:p>
        </text:list-item>
      </text:list>
      <text:p text:style-name="P4"/>
      <text:h text:style-name="P26"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35455" text:style-name="L74">
        <text:list-item>
          <text:p text:style-name="P103">G10: Vertical Separ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35974" text:continue-numbering="true" text:style-name="L74">
        <text:list-item>
          <text:p text:style-name="P119">G19 – illogical order of elements means that related elements are not clustered together and just like long lines it increases mental effort that is needed to comprehend the relationship. </text:p>
        </text:list-item>
        <text:list-item>
          <text:p text:style-name="P119">S1 – long lines are often present on too big diagrams where one has to connect elements that have to be placed too far from each other.</text:p>
        </text:list-item>
        <text:list-item>
          <text:p text:style-name="P103">S3 – avoiding long lines is an example of a modeling style convention.</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4214" text:continue-numbering="true" text:style-name="L74">
        <text:list-item>
          <text:p text:style-name="P103">A long dependency line between two packages that shows that one subsystem depends on another.</text:p>
        </text:list-item>
        <text:list-item>
          <text:p text:style-name="P103">A long control flow line between two actions on an activity diagram.</text:p>
        </text:list-item>
        <text:list-item>
          <text:p text:style-name="P103">A long relationship line between a use case and an actor on a use case diagram.</text:p>
        </text:list-item>
        <text:list-item>
          <text:p text:style-name="P103">A long generalization line between two domain classes on a domain class diagram.</text:p>
        </text:list-item>
        <text:list-item>
          <text:p text:style-name="P103">A long association line between two entity types on an entity relationship diagram.</text:p>
        </text:list-item>
        <text:list-item>
          <text:p text:style-name="P103">A long state transition line between two states on a state machine diagram.</text:p>
        </text:list-item>
        <text:list-item>
          <text:p text:style-name="P103">A long line that represents invocation of a system operation on a system sequence diagram.</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323142" text:style-name="L75">
        <text:list-item>
          <text:p text:style-name="P104">4.4 Tree Routing</text:p>
        </text:list-item>
      </text:list>
      <text:p text:style-name="P4"/>
      <text:h text:style-name="P26" text:outline-level="2"><text:bookmark-start text:name="_Toc503789555"/><text:bookmark text:name="__RefHeading__19576_1693097631"/>S3: Not Following Popular Modeling Style Conventions<text:bookmark-end text:name="_Toc503789555"/><text:bookmark-end text:name="__RefHeading__1957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4804" text:style-name="L52">
        <text:list-item>
          <text:p text:style-name="P82">G24: Follow Standard Conven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44522" text:continue-numbering="true" text:style-name="L52">
        <text:list-item>
          <text:p text:style-name="P82">G8 – not following widely agreed conventions may increase the possibility of inconsistencies, especially if the modeling process is a teamwork.</text:p>
        </text:list-item>
        <text:list-item>
          <text:p text:style-name="P82">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N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text:span></text:span><text:span text:style-name="Default_20_Paragraph_20_Font"><text:span text:style-name="T2">Change the style of models</text:span></text:span><text:span text:style-name="Default_20_Paragraph_20_Font"><text:span text:style-name="T2"> and do it consistently in all parts of the modeling project</text:span></text:span><text:span text:style-name="Default_20_Paragraph_20_Font"><text:span text:style-name="T2">.</text:span></text:span><text:span text:style-name="Default_20_Paragraph_20_Font"><text:span text:style-name="T2"> </text:span></text:span><text:span text:style-name="Default_20_Paragraph_20_Font"><text:span text:style-name="T2">Do the refactoring horizontally, i.e. if you change the style of a particular type of artifact (for instance, entity relationship diagram)</text:span></text:span><text:span text:style-name="Default_20_Paragraph_20_Font"><text:span text:style-name="T2">, then change its style</text:span></text:span><text:span text:style-name="Default_20_Paragraph_20_Font"><text:span text:style-name="T2"> consistently in the entire modeling project. </text:span></text:span><text:span text:style-name="Default_20_Paragraph_20_Font"><text:span text:style-name="T2">Good </text:span></text:span><text:span text:style-name="Default_20_Paragraph_20_Font"><text:span text:style-name="T2">starting point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studying </text:span></text:span><text:span text:style-name="Default_20_Paragraph_20_Font"><text:span text:style-name="T2">conventions ar</text:span></text:span><text:span text:style-name="Default_20_Paragraph_20_Font"><text:span text:style-name="T2">e (Evitts, 2000) and (</text:span></text:span><text:span text:style-name="Default_20_Paragraph_20_Font"><text:span text:style-name="T2">Ambler, 2014b</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22640" text:continue-numbering="true" text:style-name="L52">
        <text:list-item>
          <text:p text:style-name="P82">Comment text on a note is not left-justified.</text:p>
        </text:list-item>
        <text:list-item>
          <text:p text:style-name="P82">Comment text in a textual model is not between /**/.</text:p>
        </text:list-item>
        <text:list-item>
          <text:p text:style-name="P82">Packages that reference different types of subsystems are not vertically layered.</text:p>
        </text:list-item>
        <text:list-item>
          <text:p text:style-name="P82">The start point is not in the top-left corner of an activity diagram.</text:p>
        </text:list-item>
        <text:list-item>
          <text:p text:style-name="P82">The extending use case is not below its parent use case on a use case diagram.</text:p>
        </text:list-item>
        <text:list-item>
          <text:p text:style-name="P82">A subclass is not below its superclass in case of a domain class diagram or an entity‑relationship diagram.</text:p>
        </text:list-item>
        <text:list-item>
          <text:p text:style-name="P82">The end state is not in the bottom-right corner of a state machine diagram.</text:p>
        </text:list-item>
        <text:list-item>
          <text:p text:style-name="P82">Human and organization actors are not on the left-most side of a system sequence diagram.</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3326664" text:style-name="L76">
        <text:list-item>
          <text:p text:style-name="P105">4.6 Inheritance Goes Up</text:p>
        </text:list-item>
        <text:list-item>
          <text:p text:style-name="P105">4.10 Text Workarounds</text:p>
        </text:list-item>
        <text:list-item>
          <text:p text:style-name="P105">5.1 Standard Diagrams</text:p>
        </text:list-item>
        <text:list-item>
          <text:p text:style-name="P105">8.3 Icons Clarify Components</text:p>
        </text:list-item>
        <text:list-item>
          <text:p text:style-name="P135"><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26"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38000" text:continue-list="list33416404" text:style-name="L77">
        <text:list-item>
          <text:p text:style-name="P106">G27: Structure over Convention</text:p>
        </text:list-item>
      </text:list>
      <text:p text:style-name="P12"/>
      <text:p text:style-name="P14"><text:span text:style-name="Default_20_Paragraph_20_Font"><text:span text:style-name="T5">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32112" text:continue-numbering="true" text:style-name="L77">
        <text:list-item>
          <text:p text:style-name="P136"><text:span text:style-name="Default_20_Paragraph_20_Font"><text:span text:style-name="T2">G8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48226" text:continue-numbering="true" text:style-name="L77">
        <text:list-item>
          <text:p text:style-name="P106">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6">ERD_Register_of_products</text:p>
            </text:list-item>
            <text:list-item>
              <text:p text:style-name="P106">ERD_Register_of_orders</text:p>
            </text:list-item>
            <text:list-item>
              <text:p text:style-name="P106">ERD_Register_of_clients</text:p>
            </text:list-item>
            <text:list-item>
              <text:p text:style-name="P106">…</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3334066" text:style-name="L78">
        <text:list-item>
          <text:p text:style-name="P107">Classifier_Country</text:p>
        </text:list-item>
        <text:list-item>
          <text:p text:style-name="P107">Classifier_Product_state_type</text:p>
        </text:list-item>
        <text:list-item>
          <text:p text:style-name="P107">…</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3338946" text:style-name="L79">
        <text:list-item>
          <text:p text:style-name="P108">ERD_Products (main data)</text:p>
        </text:list-item>
        <text:list-item>
          <text:p text:style-name="P108">ERD_Products (product categories)</text:p>
        </text:list-item>
        <text:list-item>
          <text:p text:style-name="P108">ERD_Products (product properties)</text:p>
        </text:list-item>
        <text:list-item>
          <text:p text:style-name="P108">…</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7">Country</text:p>
        </text:list-item>
        <text:list-item>
          <text:p text:style-name="P107">Product_state_type</text:p>
        </text:list-item>
        <text:list-item>
          <text:p text:style-name="P107">…</text:p>
        </text:list-item>
      </text:list>
      <text:p text:style-name="P12"/>
      <text:p text:style-name="P4"/>
      <text:h text:style-name="P144"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26"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6210" text:style-name="L77">
        <text:list-item>
          <text:p text:style-name="P106">G16: Obscured Intent</text:p>
        </text:list-item>
        <text:list-item>
          <text:p text:style-name="P106">G20: Function Names Should Say What They Do</text:p>
        </text:list-item>
        <text:list-item>
          <text:p text:style-name="P106">N1: Choose Descriptive Names</text:p>
        </text:list-item>
        <text:list-item>
          <text:p text:style-name="P106">N4: Unambiguous Names</text:p>
        </text:list-item>
        <text:list-item>
          <text:p text:style-name="P106">N7: Names Should Describe Side-Effec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340949" text:style-name="L80">
        <text:list-item>
          <text:p text:style-name="P137"><text:span text:style-name="Default_20_Paragraph_20_Font"><text:span text:style-name="T2">G8 </text:span></text:span><text:span text:style-name="Default_20_Paragraph_20_Font"><text:span text:style-name="T2">– some vague names may appear due to the inconsistencies of using names</text:span></text:span><text:span text:style-name="Default_20_Paragraph_20_Font"><text:span text:style-name="T2"> (see </text:span></text:span><text:span text:style-name="Default_20_Paragraph_20_Font"><text:span text:style-name="T2">the </text:span></text:span><text:span text:style-name="Default_20_Paragraph_20_Font"><text:span text:style-name="T2">model smell “</text:span></text:span><text:span text:style-name="Default_20_Paragraph_20_Font"><text:span text:style-name="T10">Inverted Operation Name“ of </text:span></text:span><text:span text:style-name="Default_20_Paragraph_20_Font"><text:span text:style-name="T10">Arendt and Taentzer (2010)</text:span></text:span><text:span text:style-name="Default_20_Paragraph_20_Font"><text:span text:style-name="T10">)</text:span></text:span><text:span text:style-name="Default_20_Paragraph_20_Font"><text:span text:style-name="T2">.</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2637" text:style-name="L77">
        <text:list-item>
          <text:p text:style-name="P106">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6">Acronym PM as the name of a functional subsystem instead of “Product management”.</text:p>
        </text:list-item>
        <text:list-item>
          <text:p text:style-name="P106">“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6">An activity diagram or a system sequence diagram with the name “Create” instead of “Create a product”.</text:p>
        </text:list-item>
        <text:list-item>
          <text:p text:style-name="P106">A use case or a database operation with the name “Delete” instead of “Delete an order”. </text:p>
        </text:list-item>
        <text:list-item>
          <text:p text:style-name="P106">A use case name does not refer to an activity. For instance, “Product detailed report” instead of “Look product detailed report”.</text:p>
        </text:list-item>
        <text:list-item>
          <text:p text:style-name="P106"><text:soft-page-break/>Attribute “time” of entity type or domain class “Consultation” instead of “begin_time”.</text:p>
        </text:list-item>
        <text:list-item>
          <text:p text:style-name="P136"><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6"><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3323145" text:style-name="L81">
        <text:list-item>
          <text:p text:style-name="P109">2.1.4 Inverted Operation Name</text:p>
        </text:list-item>
        <text:list-item>
          <text:p text:style-name="P109">2.1.7 Multiple Definitions of Classes with Equal Names</text:p>
        </text:list-item>
        <text:list-item>
          <text:p text:style-name="P109">2.1.11 Unnamed Element</text:p>
        </text:list-item>
        <text:list-item>
          <text:p text:style-name="P109">2.2.2 Unnamed Use Case Element</text:p>
        </text:list-item>
        <text:list-item>
          <text:p text:style-name="P109">2.3.2 Unnamed State</text:p>
        </text:list-item>
      </text:list>
      <text:p text:style-name="P11"/>
      <text:p text:style-name="P11">Process models (Weber et al., 2011)</text:p>
      <text:list xml:id="list33313939" text:style-name="L82">
        <text:list-item>
          <text:p text:style-name="P110">PMS1: Non-intention Revealing Naming of Activity/Process Model</text:p>
        </text:list-item>
      </text:list>
      <text:p text:style-name="P11"/>
      <text:p text:style-name="P11">MATLAB/Simulink models (Gerlitz et al., 2015)</text:p>
      <text:list xml:id="list33424298" text:continue-numbering="true" text:style-name="L82">
        <text:list-item>
          <text:p text:style-name="P110">Vague Name</text:p>
        </text:list-item>
        <text:list-item>
          <text:p text:style-name="P110">Unnamed Signal Entering Bus</text:p>
        </text:list-item>
      </text:list>
      <text:p text:style-name="P4"/>
      <text:h text:style-name="P26"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3703" text:style-name="L77">
        <text:list-item>
          <text:p text:style-name="P106">N2: Choose Names at the Appropriat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45497" text:continue-numbering="true" text:style-name="L77">
        <text:list-item>
          <text:p text:style-name="P106">G7 – the name points to the fact that the element is at the wrong level of abstraction and thus perhaps in a wrong mode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16613" text:continue-numbering="true" text:style-name="L77">
        <text:list-item>
          <text:p text:style-name="P106">The name "Odoo Sales" as the name of a functional subsystem. The name refers to a particular product. Deciding how to implement a particular subsystem (for instance, by adapting some existing software package) is a design decision. </text:p>
        </text:list-item>
        <text:list-item>
          <text:p text:style-name="P106">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6">The name “Database tables” of an entity relationship diagram that is a part of analysis level conceptual data model. </text:p>
        </text:list-item>
        <text:list-item>
          <text:p text:style-name="P106">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6">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26" text:outline-level="2"><text:bookmark-start text:name="_Toc503789560"/><text:bookmark text:name="__RefHeading__19586_1693097631"/>N3: Not Using the Popular Naming Conventions<text:bookmark-end text:name="_Toc503789560"/><text:bookmark-end text:name="__RefHeading__1958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39054" text:continue-numbering="true" text:style-name="L77">
        <text:list-item>
          <text:p text:style-name="P106">N3: Use Standard Nomenclature Where Possib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1924" text:style-name="L52">
        <text:list-item>
          <text:p text:style-name="P82">G8 – not following widely agreed conventions may increase the possibility of inconsistencies, especially if the modeling process is a teamwork.</text:p>
        </text:list-item>
        <text:list-item>
          <text:p text:style-name="P82">S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63718" text:style-name="L77">
        <text:list-item>
          <text:p text:style-name="P106">The name of a use case does not begin with a strong verb. (Ambler, 2014b).</text:p>
        </text:list-item>
        <text:list-item>
          <text:p text:style-name="P106">The name of an entity type is not in the singular form.</text:p>
        </text:list-item>
        <text:list-item>
          <text:p text:style-name="P106">The name of a state transition in a state machine model is not in the past tense. (Ambler, 2014b).</text:p>
        </text:list-item>
        <text:list-item>
          <text:p text:style-name="P106">The name of a database operation does not begin with a strong verb.</text:p>
        </text:list-item>
      </text:list>
      <text:p text:style-name="P11"/>
      <text:p text:style-name="P4"/>
      <text:h text:style-name="P26"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28219" text:continue-numbering="true" text:style-name="L77">
        <text:list-item>
          <text:p text:style-name="P106">N6: Avoid Encodings</text:p>
        </text:list-item>
      </text:list>
      <text:p text:style-name="P12"/>
      <text:p text:style-name="P14"><text:span text:style-name="Default_20_Paragraph_20_Font"><text:span text:style-name="T5">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1167" text:continue-numbering="true" text:style-name="L77">
        <text:list-item>
          <text:p text:style-name="P106">S4 – a purpose of using encodings in the names might be to improve the internal structuring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17051" text:continue-numbering="true" text:style-name="L77">
        <text:list-item>
          <text:p text:style-name="P106">The name of an administrative functional subsystem starts with the prefix “adm_”.</text:p>
        </text:list-item>
        <text:list-item>
          <text:p text:style-name="P106">The name of a use case that represents a cross-cutting concern starts with the prefix “cc_u_”.</text:p>
        </text:list-item>
        <text:list-item>
          <text:p text:style-name="P106">The name of an activity diagram about a use case starts with the prefix “act_u_”.</text:p>
        </text:list-item>
        <text:list-item>
          <text:p text:style-name="P106">The name of an attribute with a string type starts with the prefix “str” in a domain class model or in a conceptual data model.</text:p>
        </text:list-item>
        <text:list-item>
          <text:p text:style-name="P106">The name of the state machine diagram of an entity type starts with the prefix “sm_et_”.</text:p>
        </text:list-item>
        <text:list-item>
          <text:p text:style-name="P106">The name of a database operation that modifies data in a database starts with the prefix “op_m_”.</text:p>
        </text:list-item>
        <text:list-item>
          <text:p text:style-name="P106">The name of a system sequence diagram about a use case starts with the prefix “seq_u_”.</text:p>
        </text:list-item>
      </text:list>
      <text:p text:style-name="P11"/>
      <text:p text:style-name="P3"/>
      <text:h text:style-name="P26"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29166" text:continue-numbering="true" text:style-name="L77">
        <text:list-item>
          <text:p text:style-name="P106">N5: Use Long Names for Long Scop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5814" text:style-name="L52">
        <text:list-item>
          <text:p text:style-name="P82">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2555" text:style-name="L77">
        <text:list-item>
          <text:p text:style-name="P106">Diagrams ERD1, ERD2, etc. in a package that contains a conceptual data model or a part of the model that describes a register.</text:p>
        </text:list-item>
      </text:list>
      <text:p text:style-name="P3"/>
      <text:h text:style-name="P144"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26"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441449" text:continue-numbering="true" text:style-name="L77">
        <text:list-item>
          <text:p text:style-name="P106">E2: Tests Require More Than One Step</text:p>
        </text:list-item>
        <text:list-item>
          <text:p text:style-name="P106">T9: Tests Should Be Fast</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3315514" text:style-name="L83">
        <text:list-item>
          <text:p text:style-name="P138"><text:span text:style-name="Default_20_Paragraph_20_Font"><text:span text:style-name="T3">Model verification</text:span></text:span><text:span text:style-name="Default_20_Paragraph_20_Font"><text:span text:style-name="T2">: </text:span></text:span></text:p>
          <text:list>
            <text:list-item>
              <text:p text:style-name="P111">G23 – switching off or ignoring notices and warnings of the CASE tool means that the human user who perform verification will not get some vital information.</text:p>
            </text:list-item>
            <text:list-item>
              <text:p text:style-name="P138"><text:span text:style-name="Default_20_Paragraph_20_Font"><text:span text:style-name="T2">G24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8"><text:span text:style-name="Default_20_Paragraph_20_Font"><text:span text:style-name="T2">All the model smells that belong to the classes G, S, </text:span></text:span><text:span text:style-name="Default_20_Paragraph_20_Font"><text:span text:style-name="T2">and </text:span></text:span><text:span text:style-name="Default_20_Paragraph_20_Font"><text:span text:style-name="T2">N</text:span></text:span><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426260" text:continue-numbering="true" text:style-name="L83">
        <text:list-item>
          <text:p text:style-name="P111">5.10 Let the Tools Do the Work</text:p>
        </text:list-item>
      </text:list>
      <text:h text:style-name="P28"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26131" text:style-name="L84">
        <text:list-item>
          <text:p text:style-name="P112">T1: Insufficient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44911" text:continue-numbering="true" text:style-name="L84">
        <text:list-item>
          <text:p text:style-name="P112">T1 – a reason could be that testing is too time consum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3437451" text:continue-numbering="true" text:style-name="L84">
        <text:list-item>
          <text:p text:style-name="P112">Models are not verified because their physical separation to files and physical distribution of the files to different geographical locations makes it too inconvenient and time consuming.</text:p>
        </text:list-item>
        <text:list-item>
          <text:p text:style-name="P112">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2">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321988" text:style-name="L85">
        <text:list-item>
          <text:p text:style-name="P139"><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28"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41457" text:style-name="L86">
        <text:list-item>
          <text:p text:style-name="P113">T2: Use a Coverage Too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7567" text:continue-numbering="true"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3427412" text:continue-numbering="true" text:style-name="L86">
        <text:list-item>
          <text:p text:style-name="P113">Why the testing was conducted? (model verification, model-based verification, or model-based validation)</text:p>
        </text:list-item>
        <text:list-item>
          <text:p text:style-name="P113">What model and project were used? What diagrams were used to get the understanding of the modeled system?</text:p>
        </text:list-item>
        <text:list-item>
          <text:p text:style-name="P113">When the testing happened?</text:p>
        </text:list-item>
        <text:list-item>
          <text:p text:style-name="P113">Who participated in the testing?</text:p>
        </text:list-item>
        <text:list-item>
          <text:p text:style-name="P113">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3335512" text:style-name="L87">
        <text:list-item>
          <text:p text:style-name="P114">7.9 Tests Need Models</text:p>
        </text:list-item>
      </text:list>
      <text:p text:style-name="P4"/>
      <text:h text:style-name="P26"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9282" text:style-name="L88">
        <text:list-item>
          <text:p text:style-name="P115">T3: Don’t Skip Trivial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3792"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303" text:style-name="L87">
        <text:list-item>
          <text:p text:style-name="P114">7.9 Tests Need Models</text:p>
        </text:list-item>
      </text:list>
      <text:p text:style-name="P11"/>
      <text:p text:style-name="P4"/>
      <text:h text:style-name="P26"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55673" text:style-name="L88">
        <text:list-item>
          <text:p text:style-name="P115">T4: An Ignored Test Is a Question about an Ambigu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48658" text:style-name="L86">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4636" text:style-name="L87">
        <text:list-item>
          <text:p text:style-name="P114">7.9 Tests Need Models</text:p>
        </text:list-item>
      </text:list>
      <text:p text:style-name="P11"/>
      <text:p text:style-name="P4"/>
      <text:h text:style-name="P26"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8799" text:style-name="L86">
        <text:list-item>
          <text:p text:style-name="P113">T5: Test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1993" text:continue-numbering="true" text:style-name="L86">
        <text:list-item>
          <text:p text:style-name="P113">G13 – if testers do not understand the modeled process, then it is easy to overlook borderline cases.</text:p>
        </text:list-item>
        <text:list-item>
          <text:p text:style-name="P113">G20 – insufficiently described behavior at borderline cases is not discovered.</text:p>
        </text:list-item>
        <text:list-item>
          <text:p text:style-name="P113">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2706" text:style-name="L87">
        <text:list-item>
          <text:p text:style-name="P114">7.9 Tests Need Models</text:p>
        </text:list-item>
      </text:list>
      <text:p text:style-name="P11"/>
      <text:p text:style-name="P4"/>
      <text:h text:style-name="P26"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3313239" text:style-name="L89">
        <text:list-item>
          <text:p text:style-name="P116">T6: Exhaustively Test Near Bu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3430553" text:continue-numbering="true" text:style-name="L89">
        <text:list-item>
          <text:p text:style-name="P116">Naming problems of entity types in case of a register may also appear in other registers.</text:p>
        </text:list-item>
        <text:list-item>
          <text:p text:style-name="P116">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35587" text:style-name="L87">
        <text:list-item>
          <text:p text:style-name="P114">7.9 Tests Need Models</text:p>
        </text:list-item>
      </text:list>
      <text:p text:style-name="P4"/>
      <text:h text:style-name="P26"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1833" text:style-name="L89">
        <text:list-item>
          <text:p text:style-name="P116">T7: Patterns of Failure Ar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2148" text:continue-numbering="true" text:style-name="L89">
        <text:list-item>
          <text:p text:style-name="P116">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16">T7 – ignoring the surrounding areas shows that the testers think that it was a random mistake rather than a manifestation of a patter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6661" text:style-name="L87">
        <text:list-item>
          <text:p text:style-name="P114">7.9 Tests Need Models</text:p>
        </text:list-item>
      </text:list>
      <text:p text:style-name="P11"/>
      <text:p text:style-name="P4"/>
      <text:h text:style-name="P26"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9625" text:style-name="L89">
        <text:list-item>
          <text:p text:style-name="P116">T8: Test Coverage Patterns Can B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3429456" text:continue-numbering="true" text:style-name="L89">
        <text:list-item>
          <text:p text:style-name="P116">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3327429" text:style-name="L90">
        <text:list-item>
          <text:p text:style-name="P117">What system aspects, system perspectives, and system parts were not tested?</text:p>
        </text:list-item>
        <text:list-item>
          <text:p text:style-name="P117">For what purposes the testing was not used?</text:p>
        </text:list-item>
        <text:list-item>
          <text:p text:style-name="P117">Who avoided the testing tasks?</text:p>
        </text:list-item>
        <text:list-item>
          <text:p text:style-name="P117">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412" text:style-name="L87">
        <text:list-item>
          <text:p text:style-name="P114">7.9 Tests Need Models</text:p>
        </text:list-item>
      </text:list>
      <text:p text:style-name="P21"/>
      <text:p text:style-name="P15"><text:span text:style-name="Default_20_Paragraph_20_Font"><text:span text:style-name="T9">References</text:span></text:span></text:p>
      <text:list xml:id="list33325984" text:style-name="L91">
        <text:list-item>
          <text:p text:style-name="P120">Ambler, S., 2014a. General Diagramming Guidelines. Agile Modeling [WWW] http://agilemodeling.com/style/general.htm (22.10.2017)</text:p>
        </text:list-item>
        <text:list-item>
          <text:p text:style-name="P120">Ambler, S., 2014b. Modeling Style Guidelines. Agile Modeling [WWW] http://agilemodeling.com/style/ (22.10.2017)</text:p>
        </text:list-item>
        <text:list-item>
          <text:p text:style-name="P120">Arendt, T., Taentzer, G., 2010. UML Model Smells and Model Refactorings in Early Software Development Phases. Universitat Marburg.</text:p>
        </text:list-item>
        <text:list-item>
          <text:p text:style-name="P141"><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20">Broken windows theory. Wikipedia. [WWW] </text:p>
        </text:list-item>
      </text:list>
      <text:p text:style-name="P16">https://en.wikipedia.org/wiki/Broken_windows_theory (22.10.2017) </text:p>
      <text:list xml:id="list33441467" text:continue-numbering="true" text:style-name="L91">
        <text:list-item>
          <text:p text:style-name="P120">Buldas, A., Kalu, A., Laud, P., Oruaas, M. (2017). Server-Supported RSA Signatures for Mobile Devices. In European Symposium on Research in Computer Security. Springer, Cham. pp. 315–333.</text:p>
        </text:list-item>
        <text:list-item>
          <text:p text:style-name="P141"><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20">Crain, A., 2002. Dear Dr. Use Case: Is the Clock an Actor? Rational edge</text:p>
        </text:list-item>
        <text:list-item>
          <text:p text:style-name="P141"><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41"><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1">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20">Dont Repeat Yourself [WWW] http://wiki.c2.com/?DontRepeatYourself (25.10.2017)</text:p>
        </text:list-item>
        <text:list-item>
          <text:p text:style-name="P120">Double negative. Wikipedia [WWW] https://en.wikipedia.org/wiki/Double_negative (11.11.2017)</text:p>
        </text:list-item>
        <text:list-item>
          <text:p text:style-name="P120">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20">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20">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20">Elaasar, M., Labiche, Y., 2012. Model Interchange Testing: A Process and a Case Study. In European Conference on Modelling Foundations and Applications. Springer Berlin Heidelberg. pp. 49–61.</text:p>
        </text:list-item>
        <text:list-item>
          <text:p text:style-name="P141"><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41"><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20"><text:soft-page-break/>Fowler, M., 2009. TwoHardThings [WWW] https://martinfowler.com/bliki/TwoHardThings.html (22.10.2017)</text:p>
        </text:list-item>
        <text:list-item>
          <text:p text:style-name="P120">Gallen, W.V., 2012. Use Case Preconditions: A Best-Kept Secret? BAtimes, 16.10.2012 [WWW] https://www.batimes.com/articles/use-case-preconditions-a-best-kept-secret.html (22.10.2017)</text:p>
        </text:list-item>
        <text:list-item>
          <text:p text:style-name="P120">Gerlitz, T., Tran, Q.M., Dziobek, C., 2015. Detection and Handling of Model Smells for MATLAB/Simulink models. In MASE@ MoDELS. pp. 13–22.</text:p>
        </text:list-item>
        <text:list-item>
          <text:p text:style-name="P120">Jaakkola, H., Henno, J., Welzer-Druzovec, T., Thalheim, B., Mäkelä, J., 2016. Why Information Systems Modelling Is Difficult. In SQAMIA. pp. 29–39.</text:p>
        </text:list-item>
        <text:list-item>
          <text:p text:style-name="P141"><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20">LaToza, T.D., Venolia, G., DeLine, R., 2006. Maintaining Mental Models: A Study of Developer Work Habits. In Proceedings of the 28th international conference on Software engineering. ACM. pp. 492–501.</text:p>
        </text:list-item>
        <text:list-item>
          <text:p text:style-name="P120">Lehman, M.M., 1996. Laws of Software Evolution Revisited. Proceedings of 5th European Workshop, EWSPT '96 Nancy, France, October 9-11, 1996. LNCS Vol. 1149, Springer, Berlin, pp. 108–124.</text:p>
        </text:list-item>
        <text:list-item>
          <text:p text:style-name="P141"><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41"><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20">McDonald, K., Matts, C., 2013. The Seven Information Smells of Domain Modelling. InfoQ, Apr 18, 2013 [WWW] https://www.infoq.com/articles/seven-modelling-smells (22.11.2017)</text:p>
        </text:list-item>
        <text:list-item>
          <text:p text:style-name="P141"><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41"><text:span text:style-name="Default_20_Paragraph_20_Font"><text:span text:style-name="T2">OMG Unified Modeling Language </text:span></text:span><text:span text:style-name="Default_20_Paragraph_20_Font"><text:span text:style-name="T11">TM</text:span></text:span><text:span text:style-name="Default_20_Paragraph_20_Font"><text:span text:style-name="T2"> (OMG UML) Version 2.5.1, formal/17-12-05 <text:s/>[WWW] https://www.omg.org/spec/UML/2.5.1/ (19.02.2018)</text:span></text:span></text:p>
        </text:list-item>
        <text:list-item>
          <text:p text:style-name="P121">Principle of least astonishment. Wikipedia [WWW] https://en.wikipedia.org/wiki/Principle_of_least_astonishment (06.11.2017)</text:p>
        </text:list-item>
        <text:list-item>
          <text:p text:style-name="P142"><text:span text:style-name="Default_20_Paragraph_20_Font"><text:span text:style-name="T6">Rattan, D., Bhatia, R., Singh, M.</text:span></text:span><text:span text:style-name="Default_20_Paragraph_20_Font"><text:span text:style-name="T6">,</text:span></text:span><text:span text:style-name="Default_20_Paragraph_20_Font"><text:span text:style-name="T6"> 2013. Software clone detection: A systematic review. </text:span></text:span><text:span text:style-name="Default_20_Paragraph_20_Font"><text:span text:style-name="T8">Information and Software Technology</text:span></text:span><text:span text:style-name="Default_20_Paragraph_20_Font"><text:span text:style-name="T6">, </text:span></text:span><text:span text:style-name="Default_20_Paragraph_20_Font"><text:span text:style-name="T6">Vol. </text:span></text:span><text:span text:style-name="Default_20_Paragraph_20_Font"><text:span text:style-name="T7">55</text:span></text:span><text:span text:style-name="Default_20_Paragraph_20_Font"><text:span text:style-name="T7">, No. </text:span></text:span><text:span text:style-name="Default_20_Paragraph_20_Font"><text:span text:style-name="T6">7, </text:span></text:span><text:span text:style-name="Default_20_Paragraph_20_Font"><text:span text:style-name="T6">pp. </text:span></text:span><text:span text:style-name="Default_20_Paragraph_20_Font"><text:span text:style-name="T6">1165</text:span></text:span><text:span text:style-name="Default_20_Paragraph_20_Font"><text:span text:style-name="T6">–</text:span></text:span><text:span text:style-name="Default_20_Paragraph_20_Font"><text:span text:style-name="T6">1199.</text:span></text:span></text:p>
        </text:list-item>
        <text:list-item>
          <text:p text:style-name="P120">Sonmez, J., 2012. Types of Duplication in Code. Simple Programmer, 27.05.2012 [WWW] https://simpleprogrammer.com/2012/05/27/types-of-duplication-in-code/ (30.09.2017)</text:p>
        </text:list-item>
        <text:list-item>
          <text:p text:style-name="P141"><text:span text:style-name="Default_20_Paragraph_20_Font"><text:span text:style-name="T2">Störrle, H., 2013. Towards clone detection in UML domain models. </text:span></text:span><text:span text:style-name="Default_20_Paragraph_20_Font"><text:span text:style-name="T3">Software &amp; Systems Modeling</text:span></text:span><text:span text:style-name="Default_20_Paragraph_20_Font"><text:span text:style-name="T2">, Vol. 12, No. 2, pp. 307–329.</text:span></text:span></text:p>
        </text:list-item>
        <text:list-item>
          <text:p text:style-name="P141"><text:span text:style-name="Default_20_Paragraph_20_Font"><text:span text:style-name="T2">Surjective function. Wikipedia. [WWW] https://en.wikipedia.org/wiki/Surjective_function (20.02.2018)</text:span></text:span></text:p>
        </text:list-item>
        <text:list-item>
          <text:p text:style-name="P141"><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42"><text:span text:style-name="Default_20_Paragraph_20_Font"><text:span text:style-name="T6">Weber, B., Reichert, M., Mendling, J.</text:span></text:span><text:span text:style-name="Default_20_Paragraph_20_Font"><text:span text:style-name="T6">,</text:span></text:span><text:span text:style-name="Default_20_Paragraph_20_Font"><text:span text:style-name="T6"> Reijers, H.A., 2011. Refactoring large process model repositories. </text:span></text:span><text:span text:style-name="Default_20_Paragraph_20_Font"><text:span text:style-name="T8">Computers in Industry</text:span></text:span><text:span text:style-name="Default_20_Paragraph_20_Font"><text:span text:style-name="T6">, Vol </text:span></text:span><text:span text:style-name="Default_20_Paragraph_20_Font"><text:span text:style-name="T7">62</text:span></text:span><text:span text:style-name="Default_20_Paragraph_20_Font"><text:span text:style-name="T7">, No </text:span></text:span><text:span text:style-name="Default_20_Paragraph_20_Font"><text:span text:style-name="T6">5, pp.467</text:span></text:span><text:span text:style-name="Default_20_Paragraph_20_Font"><text:span text:style-name="T6">–</text:span></text:span><text:span text:style-name="Default_20_Paragraph_20_Font"><text:span text:style-name="T6">486.</text:span></text:span></text:p>
        </text:list-item>
        <text:list-item>
          <text:p text:style-name="P140"><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2-21T13:23:55.68</dc:date>
    <meta:print-date>2018-01-15T14:33:00</meta:print-date>
    <meta:editing-cycles>26</meta:editing-cycles>
    <meta:editing-duration>PT1H13M46S</meta:editing-duration>
    <meta:document-statistic meta:table-count="0" meta:image-count="0" meta:object-count="0" meta:page-count="76" meta:paragraph-count="1196" meta:word-count="23038" meta:character-count="139516"/>
    <meta:template xlink:type="simple" xlink:actuate="onRequest" xlink:title="" xlink:href="Normal.dotm"/>
  </office:meta>
</office:document-meta>
</file>